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t_20_streckad_20__28_ML_29_" svg:stroke-width="0.05cm" svg:stroke-color="#4f81bd" draw:marker-start-width="0.275cm" draw:marker-end="Arrow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3cm" svg:stroke-color="#8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800000" draw:stroke-linejoin="round" draw:fill="solid" draw:fill-color="#ffff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94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385d8a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Fint_20_streckad_20__28_ML_29_" svg:stroke-width="0.05cm" svg:stroke-color="#4f81bd" draw:marker-start="Linjeslut_20_1" draw:marker-start-width="0.275cm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t_20_streckad_20__28_ML_29_" svg:stroke-width="0.05cm" svg:stroke-color="#4f81bd" draw:marker-start="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t_20_streckad_20__28_ML_29_" svg:stroke-width="0.05cm" svg:stroke-color="#4f81bd" draw:marker-start-width="0.275cm" draw:marker-end="Linjeslut_20_1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cm" draw:marker-start-width="0.35cm" draw:marker-end-width="0.35cm" draw:fill="solid" draw:fill-color="#d9ead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6" style:family="graphic" style:parent-style-name="standard">
      <style:graphic-properties svg:stroke-width="0.1cm" draw:marker-start-width="0.35cm" draw:marker-end-width="0.35cm" draw:fill="solid" draw:fill-color="#ead1dc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7" style:family="graphic" style:parent-style-name="standard">
      <style:graphic-properties svg:stroke-width="0.1cm" draw:marker-start-width="0.35cm" draw:marker-end-width="0.35cm" draw:fill="solid" draw:fill-color="#cfe2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8" style:family="graphic" style:parent-style-name="standard">
      <style:graphic-properties draw:stroke="none" draw:fill="none" draw:fill-color="#ffffcc" fo:min-height="0.641cm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30" style:family="graphic" style:parent-style-name="standard">
      <style:graphic-properties svg:stroke-width="0.05cm" svg:stroke-color="#4f81bd" draw:marker-start-width="0.275cm" draw:marker-end="Linjeslut_20_1" draw:marker-end-width="0.275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draw:fill-color="#ffffcc" fo:min-height="0.733cm" draw:shadow="hidden"/>
    </style:style>
    <style:style style:name="gr32" style:family="graphic" style:parent-style-name="standard">
      <style:graphic-properties draw:stroke="none" draw:fill="none" draw:fill-color="#ffffcc" fo:min-height="2.377cm" draw:shadow="hidden"/>
    </style:style>
    <style:style style:name="gr33" style:family="graphic" style:parent-style-name="standard">
      <style:graphic-properties draw:stroke="none" draw:fill="none" draw:fill-color="#ffffcc" fo:min-height="1.187cm" draw:shadow="hidden"/>
    </style:style>
    <style:style style:name="gr34" style:family="graphic" style:parent-style-name="standard">
      <style:graphic-properties draw:stroke="none" draw:fill="none" draw:fill-color="#ffffcc" fo:min-height="3.724cm" draw:shadow="hidden"/>
    </style:style>
    <style:style style:name="gr35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none" fo:min-height="0.641cm"/>
    </style:style>
    <style:style style:name="gr38" style:family="graphic" style:parent-style-name="standard">
      <style:graphic-properties draw:stroke="none" draw:fill="none" draw:fill-color="#ffffcc" fo:min-height="0.827cm" draw:shadow="hidden"/>
    </style:style>
    <style:style style:name="gr39" style:family="graphic" style:parent-style-name="standard">
      <style:graphic-properties draw:stroke="none" draw:fill="none" draw:fill-color="#ffffcc" fo:min-height="1.614cm" draw:shadow="hidden"/>
    </style:style>
    <style:style style:name="gr40" style:family="graphic" style:parent-style-name="standard">
      <style:graphic-properties draw:stroke="none" draw:fill="none" draw:fill-color="#ffffcc" fo:min-height="1.59cm" draw:shadow="hidden"/>
    </style:style>
    <style:style style:name="gr41" style:family="graphic" style:parent-style-name="standard">
      <style:graphic-properties draw:stroke="none" draw:fill="none" draw:fill-color="#ffffcc" fo:min-height="1.673cm" draw:shadow="hidden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5cm"/>
    </style:style>
    <style:style style:name="gr44" style:family="graphic" style:parent-style-name="standard">
      <style:graphic-properties draw:stroke="none" draw:fill="none" draw:fill-color="#ffffcc" fo:min-height="0.993cm" draw:shadow="hidden"/>
    </style:style>
    <style:style style:name="gr45" style:family="graphic" style:parent-style-name="standard">
      <style:graphic-properties svg:stroke-width="0.1cm" draw:marker-start-width="0.35cm" draw:marker-end-width="0.35cm" draw:fill="solid" draw:fill-color="#f3f3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46" style:family="graphic" style:parent-style-name="standard">
      <style:graphic-properties draw:stroke="none" draw:fill="solid" draw:fill-color="#f3f3f3" fo:min-height="0.998cm" draw:shadow="hidden"/>
    </style:style>
    <style:style style:name="gr47" style:family="graphic" style:parent-style-name="standard">
      <style:graphic-properties draw:stroke="none" draw:fill="none" draw:fill-color="#ffffcc" fo:min-height="0.804cm" draw:shadow="hidden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6cm" fo:min-width="0cm"/>
    </style:style>
    <style:style style:name="gr49" style:family="graphic" style:parent-style-name="standard">
      <style:graphic-properties draw:stroke="none" draw:fill="none" draw:fill-color="#ffffcc" fo:min-height="0.847cm" draw:shadow="hidden"/>
    </style:style>
    <style:style style:name="gr50" style:family="graphic" style:parent-style-name="standard">
      <style:graphic-properties draw:stroke="none" draw:fill="none" draw:fill-color="#ffffcc" fo:min-height="0.795cm" draw:shadow="hidden"/>
    </style:style>
    <style:style style:name="gr51" style:family="graphic" style:parent-style-name="standard">
      <style:graphic-properties draw:stroke="none" draw:fill="none" draw:fill-color="#ffffcc" fo:min-height="0.75cm" draw:shadow="hidden"/>
    </style:style>
    <style:style style:name="gr52" style:family="graphic" style:parent-style-name="standard">
      <style:graphic-properties draw:stroke="none" draw:fill="none" draw:fill-color="#ffffcc" fo:min-height="0.723cm" draw:shadow="hidden"/>
    </style:style>
    <style:style style:name="gr53" style:family="graphic" style:parent-style-name="standard">
      <style:graphic-properties draw:stroke="none" draw:fill="none" draw:fill-color="#ffffcc" fo:min-height="0.78cm" draw:shadow="hidden"/>
    </style:style>
    <style:style style:name="gr54" style:family="graphic" style:parent-style-name="standard">
      <style:graphic-properties draw:stroke="solid" svg:stroke-width="0.071cm" svg:stroke-color="#800000" draw:stroke-linejoin="round" draw:fill="solid" draw:fill-color="#f3f3f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none" draw:fill="none" draw:fill-color="#ffffcc" fo:min-height="1.112cm" draw:shadow="hidden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800000" draw:stroke-linejoin="round" draw:fill="solid" draw:fill-color="#d9ead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>
      <style:graphic-properties svg:stroke-width="0.05cm" svg:stroke-color="#800000" draw:marker-start="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 draw:shadow="hidden"/>
    </style:style>
    <style:style style:name="gr59" style:family="graphic" style:parent-style-name="standard">
      <style:graphic-properties draw:stroke="solid" svg:stroke-width="0.053cm" svg:stroke-color="#000000" draw:stroke-linejoin="miter" draw:fill="solid" draw:fill-color="#e9e8d0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071cm" svg:stroke-color="#000000" draw:stroke-linejoin="round" draw:fill="solid" draw:fill-color="#ddd9c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1.788cm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94cm" fo:padding-top="0.13cm" fo:padding-bottom="0.13cm" fo:padding-left="0.25cm" fo:padding-right="0.25cm" fo:wrap-option="no-wrap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29cm" fo:padding-top="0.13cm" fo:padding-bottom="0.13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round" draw:fill="solid" draw:fill-color="#ddd9c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16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style:writing-mode="lr-tb"/>
      <style:text-properties fo:font-size="12pt" style:font-size-asian="12pt" style:font-size-complex="12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 style:punctuation-wrap="hanging" style:line-break="strict"/>
    </style:style>
    <style:style style:name="P19" style:family="paragraph">
      <style:paragraph-properties fo:margin-left="0cm" fo:margin-right="0cm" fo:text-align="start" fo:text-indent="0cm" style:punctuation-wrap="hanging" style:line-break="strict"/>
      <style:text-properties fo:font-size="18pt"/>
    </style:style>
    <style:style style:name="P2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22" style:family="paragraph">
      <style:paragraph-properties style:writing-mode="lr-tb" style:font-independent-line-spacing="true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style:writing-mode="lr-tb" style:font-independent-line-spacing="true"/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24" style:family="paragraph">
      <style:paragraph-properties style:writing-mode="lr-tb"/>
      <style:text-properties fo:font-size="18pt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" style:family="text">
      <style:text-properties fo:font-family="'Courier New'" style:font-family-generic="modern" style:font-pitch="fixed" fo:font-size="12pt" fo:language="sv" fo:country="S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language="en" fo:country="US"/>
    </style:style>
    <style:style style:name="T8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onnector draw:name="Rak pil 2" draw:style-name="gr1" draw:text-style-name="P1" draw:layer="layout" svg:x1="6.557cm" svg:y1="7.008cm" svg:x2="10.097cm" svg:y2="7.008cm" svg:d="m6557 7008h3540">
          <text:p/>
        </draw:connector>
        <draw:g draw:name="Grupp 65">
          <draw:g draw:name="Group 16">
            <draw:line draw:name="Line 17" draw:style-name="gr2" draw:text-style-name="P2" draw:layer="layout" svg:x1="4.711cm" svg:y1="4.414cm" svg:x2="3.938cm" svg:y2="4.414cm">
              <text:p/>
            </draw:line>
            <draw:g draw:name="Group 18">
              <draw:custom-shape draw:name="Båge 19" draw:style-name="gr3" draw:text-style-name="P3" draw:layer="layout" svg:width="0.304cm" svg:height="0.305cm" svg:x="4.696cm" svg:y="4.111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5cm" svg:y="4.72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.822cm" svg:y="2.208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6) translate (3.461cm 5.5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6.925cm" svg:y="1.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7" draw:text-style-name="P7" draw:layer="layout" svg:width="3.09cm" svg:height="1.782cm" svg:x="6.41cm" svg:y="1.5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8" draw:text-style-name="P1" draw:layer="layout" svg:x1="6.5cm" svg:y1="10.498cm" svg:x2="9.858cm" svg:y2="10.499cm" svg:d="m6500 10498h1679v1h1679">
          <text:p/>
        </draw:connector>
        <draw:connector draw:name="Rak pil 2" draw:style-name="gr9" draw:text-style-name="P1" draw:layer="layout" svg:x1="7.175cm" svg:y1="7.483cm" svg:x2="8.79cm" svg:y2="7.483cm" svg:d="m7175 7483h1615">
          <text:p/>
        </draw:connector>
        <draw:custom-shape draw:name="Rektangel 38" draw:style-name="gr4" draw:text-style-name="P3" draw:layer="layout" svg:width="2.541cm" svg:height="3.176cm" svg:x="1.959cm" svg:y="6.86cm">
          <text:p/>
          <draw:enhanced-geometry svg:viewBox="0 0 21600 21600" draw:type="rectangle" draw:enhanced-path="M 0 0 L 21600 0 21600 21600 0 21600 0 0 Z N"/>
        </draw:custom-shape>
        <draw:connector draw:name="Rak pil 2" draw:style-name="gr10" draw:text-style-name="P1" draw:layer="layout" svg:x1="6.5cm" svg:y1="9.5cm" svg:x2="10.04cm" svg:y2="9.5cm" svg:d="m6500 9500h3540">
          <text:p/>
        </draw:connector>
        <draw:g draw:name="Grupp 66">
          <draw:g draw:name="Group 11">
            <draw:line draw:name="Line 12" draw:style-name="gr2" draw:text-style-name="P2" draw:layer="layout" svg:x1="13.825cm" svg:y1="6.698cm" svg:x2="12.92cm" svg:y2="6.698cm">
              <text:p/>
            </draw:line>
            <draw:custom-shape draw:name="Oval 13" draw:style-name="gr11" draw:text-style-name="P3" draw:layer="layout" svg:width="0.413cm" svg:height="0.42cm" draw:transform="rotate (1.5707963267946) translate (12.501cm 6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3.136cm" svg:y="4.56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13.961cm 4.801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3cm" svg:height="0.962cm" svg:x="9.484cm" svg:y="0.721cm">
          <draw:text-box>
            <text:p><text:span text:style-name="T5">Core element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5" draw:text-style-name="P1" draw:layer="layout" svg:width="8.529cm" svg:height="5.285cm" svg:x="0.891cm" svg:y="7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8.529cm" svg:height="4.594cm" svg:x="0.834cm" svg:y="14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8.529cm" svg:height="6.175cm" svg:x="11.547cm" svg:y="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8.529cm" svg:height="5.254cm" svg:x="0.863cm" svg:y="0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7.124cm" svg:height="0.891cm" svg:x="1.422cm" svg:y="14.434cm">
          <draw:text-box>
            <text:p text:style-name="P10"><text:span text:style-name="T6">&lt;&lt;Schema&gt;&gt; Order</text:span></text:p>
          </draw:text-box>
        </draw:frame>
        <draw:frame draw:style-name="gr18" draw:text-style-name="P11" draw:layer="layout" svg:width="7.511cm" svg:height="0.891cm" svg:x="1.48cm" svg:y="0.662cm">
          <draw:text-box>
            <text:p text:style-name="P10"><text:span text:style-name="T6">&lt;&lt;System&gt;&gt; Order Mgm</text:span></text:p>
          </draw:text-box>
        </draw:frame>
        <draw:g draw:name="Grupp 66">
          <draw:g draw:name="Group 11">
            <draw:line draw:name="Line 12" draw:style-name="gr2" draw:text-style-name="P2" draw:layer="layout" svg:x1="4.483cm" svg:y1="11.008cm" svg:x2="3.578cm" svg:y2="11.008cm">
              <text:p/>
            </draw:line>
            <draw:custom-shape draw:name="Oval 13" draw:style-name="gr11" draw:text-style-name="P3" draw:layer="layout" svg:width="0.413cm" svg:height="0.42cm" draw:transform="rotate (1.5707963267946) translate (3.159cm 11.2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3.794cm" svg:y="8.87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4.619cm 9.111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8" draw:text-style-name="P11" draw:layer="layout" svg:width="6.464cm" svg:height="0.891cm" svg:x="1.365cm" svg:y="7.585cm">
          <draw:text-box>
            <text:p text:style-name="P10"><text:span text:style-name="T6">&lt;&lt;IC&gt;&gt; Mule ESB</text:span></text:p>
          </draw:text-box>
        </draw:frame>
        <draw:g draw:name="Grupp 66">
          <draw:g draw:name="Group 11">
            <draw:line draw:name="Line 12" draw:style-name="gr2" draw:text-style-name="P2" draw:layer="layout" svg:x1="14.944cm" svg:y1="12.04cm" svg:x2="14.039cm" svg:y2="12.04cm">
              <text:p/>
            </draw:line>
            <draw:custom-shape draw:name="Oval 13" draw:style-name="gr11" draw:text-style-name="P3" draw:layer="layout" svg:width="0.413cm" svg:height="0.42cm" draw:transform="rotate (1.5707963267946) translate (13.62cm 12.2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255cm" svg:y="9.903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15.08cm 10.143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8" draw:text-style-name="P11" draw:layer="layout" svg:width="6.464cm" svg:height="0.891cm" svg:x="12.75cm" svg:y="8.445cm">
          <draw:text-box>
            <text:p text:style-name="P10"><text:span text:style-name="T6">&lt;&lt;IC&gt;&gt; Mule ESB</text:span></text:p>
          </draw:text-box>
        </draw:frame>
        <draw:g draw:name="Grupp 93">
          <draw:custom-shape draw:name="Dokument 85" draw:style-name="gr6" draw:text-style-name="P3" draw:layer="layout" svg:width="2.06cm" svg:height="2.057cm" svg:x="2.747cm" svg:y="15.864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19" draw:text-style-name="P7" draw:layer="layout" svg:width="3.09cm" svg:height="1.782cm" svg:x="2.232cm" svg:y="15.864cm">
            <text:list text:style-name="L2">
              <text:list-item>
                <text:p text:style-name="P6"><text:span text:style-name="T2">WSDL</text:span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5.59cm" svg:y="15.8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0" draw:text-style-name="P7" draw:layer="layout" svg:width="3.09cm" svg:height="1.782cm" svg:x="5.075cm" svg:y="15.894cm">
            <text:list text:style-name="L2">
              <text:list-item>
                <text:p text:style-name="P6"><text:span text:style-name="T2">XSD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5">
          <draw:g draw:name="Group 16">
            <draw:line draw:name="Line 17" draw:style-name="gr2" draw:text-style-name="P2" draw:layer="layout" svg:x1="6.674cm" svg:y1="4.127cm" svg:x2="5.901cm" svg:y2="4.127cm">
              <text:p/>
            </draw:line>
            <draw:g draw:name="Group 18">
              <draw:custom-shape draw:name="Båge 19" draw:style-name="gr3" draw:text-style-name="P3" draw:layer="layout" svg:width="0.304cm" svg:height="0.305cm" svg:x="6.659cm" svg:y="3.824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6.963cm" svg:y="4.433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3.785cm" svg:y="1.921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6) translate (5.424cm 5.213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3cm" svg:height="0.962cm" svg:x="12.139cm" svg:y="0.875cm">
          <draw:text-box>
            <text:p><text:span text:style-name="T5">Core element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onnector draw:name="Rak pil 2" draw:style-name="gr8" draw:text-style-name="P1" draw:layer="layout" svg:x1="4.466cm" svg:y1="15.11cm" svg:x2="7.824cm" svg:y2="15.111cm" svg:d="m4466 15110h1679v1h1679">
          <text:p/>
        </draw:connector>
        <draw:g draw:name="Group 11">
          <draw:line draw:name="Line 12" draw:style-name="gr2" draw:text-style-name="P2" draw:layer="layout" svg:x1="3cm" svg:y1="15.111cm" svg:x2="3.905cm" svg:y2="15.111cm">
            <text:p/>
          </draw:line>
          <draw:custom-shape draw:name="Oval 13" draw:style-name="gr11" draw:text-style-name="P3" draw:layer="layout" svg:width="0.413cm" svg:height="0.42cm" draw:transform="rotate (1.5707963267946) translate (3.904cm 15.3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8.351cm" svg:y1="15.108cm" svg:x2="9.124cm" svg:y2="15.108cm">
            <text:p/>
          </draw:line>
          <draw:g draw:name="Group 18">
            <draw:custom-shape draw:name="Båge 19" draw:style-name="gr3" draw:text-style-name="P3" draw:layer="layout" svg:width="0.304cm" svg:height="0.305cm" svg:x="8.062cm" svg:y="15.095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8.366cm" svg:y="15.096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9.549cm" svg:y1="5.962cm" svg:x2="8.644cm" svg:y2="5.962cm">
              <text:p/>
            </draw:line>
            <draw:custom-shape draw:name="Oval 13" draw:style-name="gr11" draw:text-style-name="P3" draw:layer="layout" svg:width="0.413cm" svg:height="0.42cm" draw:transform="rotate (1.5707963267946) translate (8.225cm 6.1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8.86cm" svg:y="3.8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9.685cm 4.065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3.889cm" svg:y1="6.03cm" svg:x2="3.116cm" svg:y2="6.03cm">
              <text:p/>
            </draw:line>
            <draw:g draw:name="Group 18">
              <draw:custom-shape draw:name="Båge 19" draw:style-name="gr3" draw:text-style-name="P3" draw:layer="layout" svg:width="0.304cm" svg:height="0.305cm" svg:x="3.874cm" svg:y="5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4.178cm" svg:y="6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cm" svg:y="3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2.739cm 6.96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5.025cm" svg:y="3.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2" draw:text-style-name="P7" draw:layer="layout" svg:width="3.09cm" svg:height="2.289cm" svg:x="4.51cm" svg:y="3.3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onnector draw:name="Rak pil 2" draw:style-name="gr1" draw:text-style-name="P1" draw:layer="layout" svg:x1="4.5cm" svg:y1="6cm" svg:x2="8.04cm" svg:y2="6cm" svg:d="m4500 6000h3540">
            <text:p/>
          </draw:connector>
          <draw:connector draw:name="Rak pil 2" draw:style-name="gr9" draw:text-style-name="P1" draw:layer="layout" svg:x1="5.418cm" svg:y1="6.475cm" svg:x2="7.033cm" svg:y2="6.475cm" svg:d="m5418 6475h1615">
            <text:p/>
          </draw:connector>
        </draw:g>
        <draw:connector draw:name="Rak pil 2" draw:style-name="gr10" draw:text-style-name="P1" draw:layer="layout" svg:x1="18.4cm" svg:y1="5.9cm" svg:x2="21.94cm" svg:y2="5.9cm" svg:d="m18400 5900h3540">
          <text:p/>
        </draw:connector>
        <draw:g draw:name="Grupp 93">
          <draw:custom-shape draw:name="Dokument 85" draw:style-name="gr6" draw:text-style-name="P3" draw:layer="layout" svg:width="2.334cm" svg:height="2.057cm" svg:x="4.883cm" svg:y="7.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3" draw:text-style-name="P7" draw:layer="layout" svg:width="3.5cm" svg:height="2.289cm" svg:x="4.3cm" svg:y="7.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549cm" svg:y1="5.905cm" svg:x2="22.644cm" svg:y2="5.905cm">
              <text:p/>
            </draw:line>
            <draw:custom-shape draw:name="Oval 13" draw:style-name="gr11" draw:text-style-name="P3" draw:layer="layout" svg:width="0.413cm" svg:height="0.42cm" draw:transform="rotate (1.5707963267946) translate (22.225cm 6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2.86cm" svg:y="3.768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685cm 4.00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7.989cm" svg:y1="5.873cm" svg:x2="17.216cm" svg:y2="5.873cm">
              <text:p/>
            </draw:line>
            <draw:g draw:name="Group 18">
              <draw:custom-shape draw:name="Båge 19" draw:style-name="gr3" draw:text-style-name="P3" draw:layer="layout" svg:width="0.304cm" svg:height="0.305cm" svg:x="17.974cm" svg:y="5.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8.278cm" svg:y="6.17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1cm" svg:y="3.667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16.839cm 6.81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125cm" svg:y="3.14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4" draw:text-style-name="P7" draw:layer="layout" svg:width="3.09cm" svg:height="1.782cm" svg:x="18.61cm" svg:y="3.143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0" draw:text-style-name="P1" draw:layer="layout" svg:x1="4.3cm" svg:y1="13.368cm" svg:x2="7.84cm" svg:y2="13.368cm" svg:d="m4300 13368h3540">
          <text:p/>
        </draw:connector>
        <draw:g draw:name="Group 11">
          <draw:line draw:name="Line 12" draw:style-name="gr2" draw:text-style-name="P2" draw:layer="layout" svg:x1="9.449cm" svg:y1="13.373cm" svg:x2="8.544cm" svg:y2="13.373cm">
            <text:p/>
          </draw:line>
          <draw:custom-shape draw:name="Oval 13" draw:style-name="gr11" draw:text-style-name="P3" draw:layer="layout" svg:width="0.413cm" svg:height="0.42cm" draw:transform="rotate (1.5707963267946) translate (8.125cm 13.5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8.76cm" svg:y="12.5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9.585cm 12.77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3.889cm" svg:y1="13.341cm" svg:x2="3.116cm" svg:y2="13.341cm">
            <text:p/>
          </draw:line>
          <draw:g draw:name="Group 18">
            <draw:custom-shape draw:name="Båge 19" draw:style-name="gr3" draw:text-style-name="P3" draw:layer="layout" svg:width="0.304cm" svg:height="0.305cm" svg:x="3.874cm" svg:y="13.0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178cm" svg:y="13.64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cm" svg:y="12.435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739cm 15.57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upp 93">
          <draw:custom-shape draw:name="Dokument 85" draw:style-name="gr6" draw:text-style-name="P3" draw:layer="layout" svg:width="2.06cm" svg:height="2.057cm" svg:x="4.925cm" svg:y="10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7" draw:text-style-name="P7" draw:layer="layout" svg:width="3.09cm" svg:height="2.289cm" svg:x="4.41cm" svg:y="10.711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334cm" svg:height="2.057cm" svg:x="5.083cm" svg:y="15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8" draw:text-style-name="P7" draw:layer="layout" svg:width="3.5cm" svg:height="2.289cm" svg:x="4.5cm" svg:y="15.71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1.137cm" svg:x2="23.419cm" svg:y2="11.137cm">
              <text:p/>
            </draw:line>
            <draw:custom-shape draw:name="Oval 13" draw:style-name="gr11" draw:text-style-name="P3" draw:layer="layout" svg:width="0.413cm" svg:height="0.42cm" draw:transform="rotate (1.5707963267946) translate (23cm 11.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9.2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8.389cm" svg:y1="15.03cm" svg:x2="17.616cm" svg:y2="15.03cm">
              <text:p/>
            </draw:line>
            <draw:g draw:name="Group 18">
              <draw:custom-shape draw:name="Båge 19" draw:style-name="gr3" draw:text-style-name="P3" draw:layer="layout" svg:width="0.304cm" svg:height="0.305cm" svg:x="18.374cm" svg:y="14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8.678cm" svg:y="15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5cm" svg:y="12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17.239cm 15.96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364cm" svg:y="10.3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9" draw:text-style-name="P7" draw:layer="layout" svg:width="3.09cm" svg:height="1.782cm" svg:x="18.849cm" svg:y="10.322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9.037cm" svg:x2="23.419cm" svg:y2="19.037cm">
              <text:p/>
            </draw:line>
            <draw:custom-shape draw:name="Oval 13" draw:style-name="gr11" draw:text-style-name="P3" draw:layer="layout" svg:width="0.413cm" svg:height="0.42cm" draw:transform="rotate (1.5707963267946) translate (23cm 19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6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17.1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5.037cm" svg:x2="23.419cm" svg:y2="15.037cm">
              <text:p/>
            </draw:line>
            <draw:custom-shape draw:name="Oval 13" draw:style-name="gr11" draw:text-style-name="P3" draw:layer="layout" svg:width="0.413cm" svg:height="0.42cm" draw:transform="rotate (1.5707963267946) translate (23cm 15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2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13.1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8cm" svg:y1="15.1cm" svg:x2="22.758cm" svg:y2="18.815cm">
          <text:p/>
        </draw:line>
        <draw:line draw:style-name="gr30" draw:text-style-name="P1" draw:layer="layout" svg:x1="18.8cm" svg:y1="15.015cm" svg:x2="22.758cm" svg:y2="11.3cm">
          <text:p/>
        </draw:line>
        <draw:connector draw:name="Rak pil 2" draw:style-name="gr10" draw:text-style-name="P1" draw:layer="layout" svg:x1="18.829cm" svg:y1="15.053cm" svg:x2="22.829cm" svg:y2="15.053cm" svg:d="m18829 15053h4000">
          <text:p/>
        </draw:connector>
        <draw:frame draw:style-name="gr13" draw:text-style-name="P8" draw:layer="layout" svg:width="5.869cm" svg:height="0.962cm" svg:x="9.484cm" svg:y="0.721cm">
          <draw:text-box>
            <text:p><text:span text:style-name="T5">Exchange </text:span><text:span text:style-name="T7">Pattern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g>
          <draw:custom-shape draw:style-name="gr17" draw:text-style-name="P1" draw:layer="layout" svg:width="5.1cm" svg:height="9.027cm" svg:x="21.57cm" svg:y="2.994cm">
            <text:p/>
            <draw:enhanced-geometry svg:viewBox="0 0 21600 21600" draw:path-stretchpoint-x="10800" draw:path-stretchpoint-y="10800" draw:text-areas="?f3 ?f4 ?f5 ?f6" draw:type="round-rectangle" draw:modifiers="1756.35823849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1" draw:layer="layout" svg:width="4.492cm" svg:height="0.983cm" svg:x="21.914cm" svg:y="3.096cm">
            <draw:text-box>
              <text:p text:style-name="P10"><text:span text:style-name="T6">System B</text:span></text:p>
            </draw:text-box>
          </draw:frame>
        </draw:g>
        <draw:g>
          <draw:custom-shape draw:style-name="gr17" draw:text-style-name="P1" draw:layer="layout" svg:width="5.484cm" svg:height="9.027cm" svg:x="0.789cm" svg:y="4.694cm">
            <text:p/>
            <draw:enhanced-geometry svg:viewBox="0 0 21600 21600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1" draw:layer="layout" svg:width="4.096cm" svg:height="2.627cm" svg:x="1.115cm" svg:y="4.924cm">
            <draw:text-box>
              <text:p text:style-name="P10"><text:span text:style-name="T6">System A</text:span></text:p>
            </draw:text-box>
          </draw:frame>
        </draw:g>
        <draw:g>
          <draw:custom-shape draw:style-name="gr17" draw:text-style-name="P1" draw:layer="layout" svg:width="5.053cm" svg:height="4.935cm" svg:x="21.694cm" svg:y="12.806cm">
            <text:p/>
            <draw:enhanced-geometry svg:viewBox="0 0 21600 21600" draw:path-stretchpoint-x="10800" draw:path-stretchpoint-y="10800" draw:text-areas="?f3 ?f4 ?f5 ?f6" draw:type="round-rectangle" draw:modifiers="2293.587059942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11" draw:layer="layout" svg:width="4.131cm" svg:height="1.437cm" svg:x="22.07cm" svg:y="12.884cm">
            <draw:text-box>
              <text:p text:style-name="P10"><text:span text:style-name="T6">System C</text:span></text:p>
            </draw:text-box>
          </draw:frame>
        </draw:g>
        <draw:g>
          <draw:custom-shape draw:style-name="gr15" draw:text-style-name="P1" draw:layer="layout" svg:width="11.7cm" svg:height="9.004cm" svg:x="7.543cm" svg:y="4.67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1" draw:layer="layout" svg:width="6.464cm" svg:height="3.974cm" svg:x="7.846cm" svg:y="4.874cm">
            <draw:text-box>
              <text:p text:style-name="P10"><text:span text:style-name="T6">&lt;&lt;IC&gt;&gt; Mule ESB</text:span></text:p>
            </draw:text-box>
          </draw:frame>
        </draw:g>
        <draw:g draw:name="Group 11">
          <draw:line draw:name="Line 12" draw:style-name="gr2" draw:text-style-name="P2" draw:layer="layout" svg:x1="16.114cm" svg:y1="8.232cm" svg:x2="15.209cm" svg:y2="8.232cm">
            <text:p/>
          </draw:line>
          <draw:custom-shape draw:name="Oval 13" draw:style-name="gr11" draw:text-style-name="P3" draw:layer="layout" svg:width="0.413cm" svg:height="0.42cm" draw:transform="rotate (1.5707963267946) translate (14.79cm 8.4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35" draw:text-style-name="P2" draw:layer="layout" svg:x1="18.25cm" svg:y1="6.499cm" svg:x2="17.477cm" svg:y2="6.499cm">
            <text:p/>
          </draw:line>
          <draw:g draw:name="Group 18">
            <draw:custom-shape draw:name="Båge 19" draw:style-name="gr36" draw:text-style-name="P3" draw:layer="layout" svg:width="0.304cm" svg:height="0.305cm" svg:x="18.235cm" svg:y="6.19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18.539cm" svg:y="6.80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5cm" svg:y1="10.051cm" svg:x2="11.482cm" svg:y2="10.051cm">
            <text:p/>
          </draw:line>
          <draw:g draw:name="Group 18">
            <draw:custom-shape draw:name="Båge 19" draw:style-name="gr3" draw:text-style-name="P3" draw:layer="layout" svg:width="0.304cm" svg:height="0.305cm" svg:x="12.24cm" svg:y="9.74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4cm" svg:y="10.35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4cm" svg:y1="8.2cm" svg:x2="11.481cm" svg:y2="8.2cm">
            <text:p/>
          </draw:line>
          <draw:g draw:name="Group 18">
            <draw:custom-shape draw:name="Båge 19" draw:style-name="gr3" draw:text-style-name="P3" draw:layer="layout" svg:width="0.304cm" svg:height="0.305cm" svg:x="12.239cm" svg:y="7.89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3cm" svg:y="8.50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5.17cm" svg:y1="10.045cm" svg:x2="8.528cm" svg:y2="10.046cm" svg:d="m5170 10045h1679v1h1679">
          <text:p/>
        </draw:connector>
        <draw:g draw:name="Group 11">
          <draw:line draw:name="Line 12" draw:style-name="gr2" draw:text-style-name="P2" draw:layer="layout" svg:x1="3.704cm" svg:y1="10.046cm" svg:x2="4.609cm" svg:y2="10.046cm">
            <text:p/>
          </draw:line>
          <draw:custom-shape draw:name="Oval 13" draw:style-name="gr11" draw:text-style-name="P3" draw:layer="layout" svg:width="0.413cm" svg:height="0.42cm" draw:transform="rotate (1.5707963267946) translate (4.608cm 10.25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9.055cm" svg:y1="10.043cm" svg:x2="9.828cm" svg:y2="10.043cm">
            <text:p/>
          </draw:line>
          <draw:g draw:name="Group 18">
            <draw:custom-shape draw:name="Båge 19" draw:style-name="gr3" draw:text-style-name="P3" draw:layer="layout" svg:width="0.304cm" svg:height="0.305cm" svg:x="8.766cm" svg:y="10.03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9.07cm" svg:y="10.031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81cm" svg:y1="6.431cm" svg:x2="22.905cm" svg:y2="6.431cm">
              <text:p/>
            </draw:line>
            <draw:custom-shape draw:name="Oval 13" draw:style-name="gr11" draw:text-style-name="P3" draw:layer="layout" svg:width="0.413cm" svg:height="0.42cm" draw:transform="rotate (1.5707963267946) translate (22.486cm 6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121cm" svg:y="4.29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46cm 4.53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Rak pil 2" draw:style-name="gr1" draw:text-style-name="P1" draw:layer="layout" svg:x1="18.761cm" svg:y1="6.469cm" svg:x2="22.301cm" svg:y2="6.469cm" svg:d="m18761 6469h3540">
            <text:p/>
          </draw:connector>
          <draw:connector draw:name="Rak pil 2" draw:style-name="gr9" draw:text-style-name="P1" draw:layer="layout" svg:x1="19.579cm" svg:y1="6.944cm" svg:x2="21.194cm" svg:y2="6.944cm" svg:d="m19579 6944h1615">
            <text:p/>
          </draw:connector>
        </draw:g>
        <draw:connector draw:name="Rak pil 2" draw:style-name="gr10" draw:text-style-name="P1" draw:layer="layout" svg:x1="5.004cm" svg:y1="8.303cm" svg:x2="8.544cm" svg:y2="8.303cm" svg:d="m5004 8303h3540">
          <text:p/>
        </draw:connector>
        <draw:g draw:name="Group 11">
          <draw:line draw:name="Line 12" draw:style-name="gr2" draw:text-style-name="P2" draw:layer="layout" svg:x1="10.153cm" svg:y1="8.308cm" svg:x2="9.248cm" svg:y2="8.308cm">
            <text:p/>
          </draw:line>
          <draw:custom-shape draw:name="Oval 13" draw:style-name="gr11" draw:text-style-name="P3" draw:layer="layout" svg:width="0.413cm" svg:height="0.42cm" draw:transform="rotate (1.5707963267946) translate (8.829cm 8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7.47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10.289cm 7.81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8.276cm" svg:x2="3.82cm" svg:y2="8.276cm">
            <text:p/>
          </draw:line>
          <draw:g draw:name="Group 18">
            <draw:custom-shape draw:name="Båge 19" draw:style-name="gr3" draw:text-style-name="P3" draw:layer="layout" svg:width="0.304cm" svg:height="0.305cm" svg:x="4.578cm" svg:y="7.97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82cm" svg:y="8.58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7.37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3.443cm 10.51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35" draw:text-style-name="P2" draw:layer="layout" svg:x1="18.245cm" svg:y1="8.53cm" svg:x2="17.472cm" svg:y2="8.53cm">
            <text:p/>
          </draw:line>
          <draw:g draw:name="Group 18">
            <draw:custom-shape draw:name="Båge 19" draw:style-name="gr36" draw:text-style-name="P3" draw:layer="layout" svg:width="0.304cm" svg:height="0.305cm" svg:x="18.23cm" svg:y="8.22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18.534cm" svg:y="8.83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78cm" svg:y1="16.337cm" svg:x2="22.875cm" svg:y2="16.337cm">
              <text:p/>
            </draw:line>
            <draw:custom-shape draw:name="Oval 13" draw:style-name="gr11" draw:text-style-name="P3" draw:layer="layout" svg:width="0.413cm" svg:height="0.42cm" draw:transform="rotate (1.5707963267946) translate (22.456cm 1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1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16cm 14.4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78cm" svg:y1="10.237cm" svg:x2="22.875cm" svg:y2="10.237cm">
              <text:p/>
            </draw:line>
            <draw:custom-shape draw:name="Oval 13" draw:style-name="gr11" draw:text-style-name="P3" draw:layer="layout" svg:width="0.413cm" svg:height="0.42cm" draw:transform="rotate (1.5707963267946) translate (22.456cm 10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8.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16cm 8.3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656cm" svg:y1="8.6cm" svg:x2="22.398cm" svg:y2="15.932cm">
          <text:p/>
        </draw:line>
        <draw:line draw:style-name="gr30" draw:text-style-name="P1" draw:layer="layout" svg:x1="18.656cm" svg:y1="8.515cm" svg:x2="22.242cm" svg:y2="10.002cm">
          <text:p/>
        </draw:line>
        <draw:connector draw:name="Rak pil 2" draw:style-name="gr10" draw:text-style-name="P1" draw:layer="layout" svg:x1="12.665cm" svg:y1="8.227cm" svg:x2="14.7cm" svg:y2="8.227cm" svg:d="m12665 8227h2035">
          <text:p/>
        </draw:connector>
        <draw:custom-shape draw:name="Rektangel 42" draw:style-name="gr4" draw:text-style-name="P3" draw:layer="layout" svg:width="2.54cm" svg:height="3.175cm" svg:x="15.425cm" svg:y="5.79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16.25cm 6.23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1.104cm 10.83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name="Rak pil 2" draw:style-name="gr10" draw:text-style-name="P1" draw:layer="layout" svg:x1="12.666cm" svg:y1="10.078cm" svg:x2="14.701cm" svg:y2="10.078cm" svg:d="m12666 10078h2035">
          <text:p/>
        </draw:connector>
        <draw:g draw:name="Group 11">
          <draw:line draw:name="Line 12" draw:style-name="gr2" draw:text-style-name="P2" draw:layer="layout" svg:x1="16.115cm" svg:y1="10.083cm" svg:x2="15.21cm" svg:y2="10.083cm">
            <text:p/>
          </draw:line>
          <draw:custom-shape draw:name="Oval 13" draw:style-name="gr11" draw:text-style-name="P3" draw:layer="layout" svg:width="0.413cm" svg:height="0.42cm" draw:transform="rotate (1.5707963267946) translate (14.791cm 10.2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5.426cm" svg:y="9.54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16.251cm 10.08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7.1cm 9.23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3" draw:text-style-name="P8" draw:layer="layout" svg:width="4.6cm" svg:height="0.962cm" svg:x="9.484cm" svg:y="0.721cm">
          <draw:text-box>
            <text:p><text:span text:style-name="T7">Message</text:span><text:span text:style-name="T5"> </text:span><text:span text:style-name="T7">Flow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g draw:name="Group 11">
          <draw:line draw:name="Line 12" draw:style-name="gr2" draw:text-style-name="P2" draw:layer="layout" svg:x1="15.369cm" svg:y1="6.016cm" svg:x2="14.464cm" svg:y2="6.016cm">
            <text:p/>
          </draw:line>
          <draw:custom-shape draw:name="Oval 13" draw:style-name="gr11" draw:text-style-name="P3" draw:layer="layout" svg:width="0.413cm" svg:height="0.42cm" draw:transform="rotate (1.5707963267946) translate (14.0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8.444cm" svg:height="0.962cm" svg:x="9.484cm" svg:y="0.721cm">
          <draw:text-box>
            <text:p>Request - Response pattern</text:p>
          </draw:text-box>
        </draw:frame>
        <draw:g draw:name="Group 16">
          <draw:line draw:name="Line 17" draw:style-name="gr2" draw:text-style-name="P2" draw:layer="layout" svg:x1="12.254cm" svg:y1="5.401cm" svg:x2="11.481cm" svg:y2="5.401cm">
            <text:p/>
          </draw:line>
          <draw:g draw:name="Group 18">
            <draw:custom-shape draw:name="Båge 19" draw:style-name="gr3" draw:text-style-name="P3" draw:layer="layout" svg:width="0.304cm" svg:height="0.305cm" svg:x="12.239cm" svg:y="5.09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3cm" svg:y="5.70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0.153cm" svg:y1="5.509cm" svg:x2="9.248cm" svg:y2="5.509cm">
            <text:p/>
          </draw:line>
          <draw:custom-shape draw:name="Oval 13" draw:style-name="gr11" draw:text-style-name="P3" draw:layer="layout" svg:width="0.413cm" svg:height="0.42cm" draw:transform="rotate (1.5707963267946) translate (8.829cm 5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3.87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10.289cm 4.21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5.477cm" svg:x2="3.82cm" svg:y2="5.477cm">
            <text:p/>
          </draw:line>
          <draw:g draw:name="Group 18">
            <draw:custom-shape draw:name="Båge 19" draw:style-name="gr3" draw:text-style-name="P3" draw:layer="layout" svg:width="0.304cm" svg:height="0.305cm" svg:x="4.578cm" svg:y="5.1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82cm" svg:y="5.78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3.7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3.443cm 6.914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1.104cm 7.23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7" draw:text-style-name="P10" draw:layer="layout" svg:width="2.534cm" svg:height="0.891cm" svg:x="9.489cm" svg:y="3.786cm">
          <draw:text-box>
            <text:p text:style-name="P10"><text:span text:style-name="T6">&lt;&lt;IC&gt;&gt;</text:span></text:p>
          </draw:text-box>
        </draw:frame>
        <draw:connector draw:name="Rak pil 2" draw:style-name="gr8" draw:text-style-name="P1" draw:layer="layout" svg:x1="18.193cm" svg:y1="7.924cm" svg:x2="21.551cm" svg:y2="7.925cm" svg:d="m18193 7924h1679v1h1679">
          <text:p/>
        </draw:connector>
        <draw:g draw:name="Group 11">
          <draw:line draw:name="Line 12" draw:style-name="gr2" draw:text-style-name="P2" draw:layer="layout" svg:x1="16.727cm" svg:y1="7.925cm" svg:x2="17.632cm" svg:y2="7.925cm">
            <text:p/>
          </draw:line>
          <draw:custom-shape draw:name="Oval 13" draw:style-name="gr11" draw:text-style-name="P3" draw:layer="layout" svg:width="0.413cm" svg:height="0.42cm" draw:transform="rotate (1.5707963267946) translate (17.6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2.078cm" svg:y1="7.922cm" svg:x2="22.851cm" svg:y2="7.922cm">
            <text:p/>
          </draw:line>
          <draw:g draw:name="Group 18">
            <draw:custom-shape draw:name="Båge 19" draw:style-name="gr3" draw:text-style-name="P3" draw:layer="layout" svg:width="0.304cm" svg:height="0.305cm" svg:x="21.789cm" svg:y="7.909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2.093cm" svg:y="7.91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10" draw:text-style-name="P1" draw:layer="layout" svg:x1="18.027cm" svg:y1="6.182cm" svg:x2="21.567cm" svg:y2="6.182cm" svg:d="m18027 6182h3540">
          <text:p/>
        </draw:connector>
        <draw:g draw:name="Group 11">
          <draw:line draw:name="Line 12" draw:style-name="gr2" draw:text-style-name="P2" draw:layer="layout" svg:x1="23.176cm" svg:y1="6.187cm" svg:x2="22.271cm" svg:y2="6.187cm">
            <text:p/>
          </draw:line>
          <draw:custom-shape draw:name="Oval 13" draw:style-name="gr11" draw:text-style-name="P3" draw:layer="layout" svg:width="0.413cm" svg:height="0.42cm" draw:transform="rotate (1.5707963267946) translate (21.8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23.312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616cm" svg:y1="6.155cm" svg:x2="16.843cm" svg:y2="6.155cm">
            <text:p/>
          </draw:line>
          <draw:g draw:name="Group 18">
            <draw:custom-shape draw:name="Båge 19" draw:style-name="gr3" draw:text-style-name="P3" draw:layer="layout" svg:width="0.304cm" svg:height="0.305cm" svg:x="17.6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7.905cm" svg:y="6.46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727cm" svg:y="5.249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6.466cm 8.592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24.127cm 8.71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7" draw:text-style-name="P10" draw:layer="layout" svg:width="2.534cm" svg:height="0.891cm" svg:x="14.746cm" svg:y="5.133cm">
          <draw:text-box>
            <text:p text:style-name="P10"><text:span text:style-name="T6">&lt;&lt;IC&gt;&gt;</text:span></text:p>
          </draw:text-box>
        </draw:frame>
        <draw:g>
          <draw:connector draw:name="Rak pil 2" draw:style-name="gr1" draw:text-style-name="P1" draw:layer="layout" svg:x1="5.101cm" svg:y1="5.525cm" svg:x2="8.641cm" svg:y2="5.525cm" svg:d="m5101 5525h3540">
            <text:p/>
          </draw:connector>
          <draw:connector draw:name="Rak pil 2" draw:style-name="gr9" draw:text-style-name="P1" draw:layer="layout" svg:x1="6.019cm" svg:y1="6cm" svg:x2="7.634cm" svg:y2="6cm" svg:d="m6019 6000h1615">
            <text:p/>
          </draw:connector>
        </draw:g>
        <draw:custom-shape draw:name="textruta 67" draw:style-name="gr25" draw:text-style-name="P5" draw:layer="layout" svg:width="2.681cm" svg:height="0.853cm" draw:transform="rotate (-1.57079632679579) translate (15.65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" draw:text-style-name="P2" draw:layer="layout" svg:x1="15.306cm" svg:y1="11.199cm" svg:x2="14.401cm" svg:y2="11.199cm">
            <text:p/>
          </draw:line>
          <draw:custom-shape draw:name="Oval 13" draw:style-name="gr11" draw:text-style-name="P3" draw:layer="layout" svg:width="0.413cm" svg:height="0.42cm" draw:transform="rotate (1.5707963267946) translate (13.9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23.113cm" svg:y1="11.37cm" svg:x2="22.208cm" svg:y2="11.37cm">
            <text:p/>
          </draw:line>
          <draw:custom-shape draw:name="Oval 13" draw:style-name="gr11" draw:text-style-name="P3" draw:layer="layout" svg:width="0.413cm" svg:height="0.42cm" draw:transform="rotate (1.5707963267946) translate (21.7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23.249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553cm" svg:y1="11.338cm" svg:x2="16.78cm" svg:y2="11.338cm">
            <text:p/>
          </draw:line>
          <draw:g draw:name="Group 18">
            <draw:custom-shape draw:name="Båge 19" draw:style-name="gr3" draw:text-style-name="P3" draw:layer="layout" svg:width="0.304cm" svg:height="0.305cm" svg:x="17.5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7.842cm" svg:y="11.64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664cm" svg:y="9.73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6.403cm 13.07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24.064cm 13.199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7" draw:text-style-name="P10" draw:layer="layout" svg:width="2.534cm" svg:height="0.891cm" svg:x="14.683cm" svg:y="9.616cm">
          <draw:text-box>
            <text:p text:style-name="P10"><text:span text:style-name="T6">&lt;&lt;IC&gt;&gt;</text:span></text:p>
          </draw:text-box>
        </draw:frame>
        <draw:custom-shape draw:name="textruta 67" draw:style-name="gr25" draw:text-style-name="P5" draw:layer="layout" svg:width="2.681cm" svg:height="0.853cm" draw:transform="rotate (-1.57079632679579) translate (15.587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8.027cm" svg:y1="11.386cm" svg:x2="21.567cm" svg:y2="11.386cm" svg:d="m18027 11386h3540">
            <text:p/>
          </draw:connector>
          <draw:connector draw:name="Rak pil 2" draw:style-name="gr9" draw:text-style-name="P1" draw:layer="layout" svg:x1="18.945cm" svg:y1="11.861cm" svg:x2="20.56cm" svg:y2="11.861cm" svg:d="m18945 11861h1615">
            <text:p/>
          </draw:connector>
        </draw:g>
        <draw:g draw:name="Group 16">
          <draw:line draw:name="Line 17" draw:style-name="gr2" draw:text-style-name="P2" draw:layer="layout" svg:x1="4.388cm" svg:y1="15.744cm" svg:x2="3.615cm" svg:y2="15.744cm">
            <text:p/>
          </draw:line>
          <draw:g draw:name="Group 18">
            <draw:custom-shape draw:name="Båge 19" draw:style-name="gr3" draw:text-style-name="P3" draw:layer="layout" svg:width="0.304cm" svg:height="0.305cm" svg:x="4.373cm" svg:y="15.44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677cm" svg:y="16.0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499cm" svg:y="14.03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3.238cm 17.181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1.349cm" svg:y1="15.668cm" svg:x2="10.576cm" svg:y2="15.668cm">
            <text:p/>
          </draw:line>
          <draw:g draw:name="Group 18">
            <draw:custom-shape draw:name="Båge 19" draw:style-name="gr3" draw:text-style-name="P3" draw:layer="layout" svg:width="0.304cm" svg:height="0.305cm" svg:x="11.334cm" svg:y="15.36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1.638cm" svg:y="15.97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8.748cm" svg:y1="15.776cm" svg:x2="7.843cm" svg:y2="15.776cm">
            <text:p/>
          </draw:line>
          <draw:custom-shape draw:name="Oval 13" draw:style-name="gr11" draw:text-style-name="P3" draw:layer="layout" svg:width="0.413cm" svg:height="0.42cm" draw:transform="rotate (1.5707963267946) translate (7.424cm 15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8.059cm" svg:y="14.13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8.884cm 14.47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0.299cm 17.50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7" draw:text-style-name="P16" draw:layer="layout" svg:width="3.496cm" svg:height="0.891cm" svg:x="7.984cm" svg:y="14.153cm">
          <draw:text-box>
            <text:p text:style-name="P10"><text:span text:style-name="T8">&lt;&lt;Servlet&gt;&gt;</text:span></text:p>
          </draw:text-box>
        </draw:frame>
        <draw:g>
          <draw:connector draw:name="Rak pil 2" draw:style-name="gr1" draw:text-style-name="P1" draw:layer="layout" svg:x1="4.896cm" svg:y1="15.792cm" svg:x2="7.353cm" svg:y2="15.792cm" svg:d="m4896 15792h2457">
            <text:p/>
          </draw:connector>
          <draw:connector draw:name="Rak pil 2" draw:style-name="gr9" draw:text-style-name="P1" draw:layer="layout" svg:x1="5.533cm" svg:y1="16.267cm" svg:x2="6.654cm" svg:y2="16.267cm" svg:d="m5533 16267h1121">
            <text:p/>
          </draw:connector>
        </draw:g>
        <draw:g>
          <draw:g draw:name="Group 16">
            <draw:line draw:name="Line 17" draw:style-name="gr2" draw:text-style-name="P2" draw:layer="layout" svg:x1="17.598cm" svg:y1="15.663cm" svg:x2="16.825cm" svg:y2="15.663cm">
              <text:p/>
            </draw:line>
            <draw:g draw:name="Group 18">
              <draw:custom-shape draw:name="Båge 19" draw:style-name="gr3" draw:text-style-name="P3" draw:layer="layout" svg:width="0.304cm" svg:height="0.305cm" svg:x="17.583cm" svg:y="15.3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7.887cm" svg:y="15.96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15.497cm" svg:y1="15.771cm" svg:x2="14.592cm" svg:y2="15.771cm">
              <text:p/>
            </draw:line>
            <draw:custom-shape draw:name="Oval 13" draw:style-name="gr11" draw:text-style-name="P3" draw:layer="layout" svg:width="0.413cm" svg:height="0.42cm" draw:transform="rotate (1.5707963267946) translate (14.173cm 15.9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808cm" svg:y="14.13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1cm" svg:height="0.853cm" draw:transform="rotate (-1.57079632679579) translate (15.633cm 14.47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ruta 68" draw:style-name="gr26" draw:text-style-name="P13" draw:layer="layout" svg:width="2.957cm" svg:height="0.853cm" draw:transform="rotate (1.5707963267946) translate (16.448cm 17.5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37" draw:text-style-name="P10" draw:layer="layout" svg:width="2.534cm" svg:height="0.891cm" svg:x="14.833cm" svg:y="14.048cm">
            <draw:text-box>
              <text:p text:style-name="P10"><text:span text:style-name="T6">&lt;&lt;IC&gt;&gt;</text:span></text:p>
            </draw:text-box>
          </draw:frame>
        </draw:g>
        <draw:g>
          <draw:connector draw:name="Rak pil 2" draw:style-name="gr1" draw:text-style-name="P1" draw:layer="layout" svg:x1="11.666cm" svg:y1="15.724cm" svg:x2="14.123cm" svg:y2="15.724cm" svg:d="m11666 15724h2457">
            <text:p/>
          </draw:connector>
          <draw:connector draw:name="Rak pil 2" draw:style-name="gr9" draw:text-style-name="P1" draw:layer="layout" svg:x1="12.303cm" svg:y1="16.199cm" svg:x2="13.424cm" svg:y2="16.199cm" svg:d="m12303 16199h1121">
            <text:p/>
          </draw:connector>
        </draw:g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g>
          <draw:custom-shape draw:style-name="gr15" draw:text-style-name="P1" draw:layer="layout" svg:width="5.503cm" svg:height="5.526cm" svg:x="6.943cm" svg:y="8.23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1" draw:layer="layout" svg:width="5.255cm" svg:height="1.077cm" svg:x="7.086cm" svg:y="8.299cm">
            <draw:text-box>
              <text:p text:style-name="P10"><text:span text:style-name="T6">Tomcat</text:span></text:p>
            </draw:text-box>
          </draw:frame>
        </draw:g>
        <draw:g>
          <draw:custom-shape draw:style-name="gr15" draw:text-style-name="P1" draw:layer="layout" svg:width="6.042cm" svg:height="9.565cm" svg:x="14.408cm" svg:y="4.1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1" draw:layer="layout" svg:width="5.77cm" svg:height="1.864cm" svg:x="14.565cm" svg:y="4.22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9.583cm" svg:x="22.883cm" svg:y="4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1" draw:layer="layout" svg:width="4.479cm" svg:height="1.84cm" svg:x="23.176cm" svg:y="4.338cm">
            <draw:text-box>
              <text:p text:style-name="P10"><text:span text:style-name="T6">System B</text:span></text:p>
            </draw:text-box>
          </draw:frame>
        </draw:g>
        <draw:g>
          <draw:custom-shape draw:style-name="gr17" draw:text-style-name="P1" draw:layer="layout" svg:width="4.211cm" svg:height="9.658cm" svg:x="0.254cm" svg:y="3.9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11" draw:layer="layout" svg:width="3.83cm" svg:height="1.923cm" svg:x="0.504cm" svg:y="4.172cm">
            <draw:text-box>
              <text:p text:style-name="P10"><text:span text:style-name="T6">System A</text:span></text:p>
            </draw:text-box>
          </draw:frame>
        </draw:g>
        <draw:g draw:name="Group 11">
          <draw:line draw:name="Line 12" draw:style-name="gr2" draw:text-style-name="P2" draw:layer="layout" svg:x1="16.769cm" svg:y1="6.016cm" svg:x2="15.864cm" svg:y2="6.016cm">
            <text:p/>
          </draw:line>
          <draw:custom-shape draw:name="Oval 13" draw:style-name="gr11" draw:text-style-name="P3" draw:layer="layout" svg:width="0.413cm" svg:height="0.42cm" draw:transform="rotate (1.5707963267946) translate (15.4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8.127cm" svg:y1="7.925cm" svg:x2="19.032cm" svg:y2="7.925cm">
            <text:p/>
          </draw:line>
          <draw:custom-shape draw:name="Oval 13" draw:style-name="gr11" draw:text-style-name="P3" draw:layer="layout" svg:width="0.413cm" svg:height="0.42cm" draw:transform="rotate (1.5707963267946) translate (19.0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9.016cm" svg:y1="6.155cm" svg:x2="18.243cm" svg:y2="6.155cm">
            <text:p/>
          </draw:line>
          <draw:g draw:name="Group 18">
            <draw:custom-shape draw:name="Båge 19" draw:style-name="gr3" draw:text-style-name="P3" draw:layer="layout" svg:width="0.304cm" svg:height="0.305cm" svg:x="19.0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9.305cm" svg:y="6.46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6.706cm" svg:y1="11.199cm" svg:x2="15.801cm" svg:y2="11.199cm">
            <text:p/>
          </draw:line>
          <draw:custom-shape draw:name="Oval 13" draw:style-name="gr11" draw:text-style-name="P3" draw:layer="layout" svg:width="0.413cm" svg:height="0.42cm" draw:transform="rotate (1.5707963267946) translate (15.3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8.953cm" svg:y1="11.338cm" svg:x2="18.18cm" svg:y2="11.338cm">
            <text:p/>
          </draw:line>
          <draw:g draw:name="Group 18">
            <draw:custom-shape draw:name="Båge 19" draw:style-name="gr3" draw:text-style-name="P3" draw:layer="layout" svg:width="0.304cm" svg:height="0.305cm" svg:x="18.9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9.242cm" svg:y="11.64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7.52cm" svg:x="16.064cm" svg:y="5.38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444cm" svg:height="0.962cm" svg:x="9.484cm" svg:y="0.721cm">
          <draw:text-box>
            <text:p><text:span text:style-name="T5">Request - Response pattern</text:span></text:p>
          </draw:text-box>
        </draw:frame>
        <draw:g>
          <draw:g draw:name="Group 16">
            <draw:line draw:name="Line 17" draw:style-name="gr2" draw:text-style-name="P2" draw:layer="layout" svg:x1="3.816cm" svg:y1="5.958cm" svg:x2="3.043cm" svg:y2="5.958cm">
              <text:p/>
            </draw:line>
            <draw:g draw:name="Group 18">
              <draw:custom-shape draw:name="Båge 19" draw:style-name="gr3" draw:text-style-name="P3" draw:layer="layout" svg:width="0.304cm" svg:height="0.305cm" svg:x="3.801cm" svg:y="5.655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4.105cm" svg:y="6.264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0.927cm" svg:y="5.252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6" draw:text-style-name="P15" draw:layer="layout" svg:width="2.957cm" svg:height="0.853cm" draw:transform="rotate (1.5707963267946) translate (2.666cm 8.395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onnector draw:name="Rak pil 2" draw:style-name="gr8" draw:text-style-name="P1" draw:layer="layout" svg:x1="19.593cm" svg:y1="7.924cm" svg:x2="23.653cm" svg:y2="7.934cm" svg:d="m19593 7924h2030v10h2030">
          <text:p/>
        </draw:connector>
        <draw:g draw:name="Group 16">
          <draw:line draw:name="Line 17" draw:style-name="gr2" draw:text-style-name="P2" draw:layer="layout" svg:x1="24.278cm" svg:y1="7.922cm" svg:x2="25.051cm" svg:y2="7.922cm">
            <text:p/>
          </draw:line>
          <draw:g draw:name="Group 18">
            <draw:custom-shape draw:name="Båge 19" draw:style-name="gr3" draw:text-style-name="P3" draw:layer="layout" svg:width="0.304cm" svg:height="0.305cm" svg:x="23.989cm" svg:y="7.909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4.293cm" svg:y="7.91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5.276cm" svg:y1="6.187cm" svg:x2="24.371cm" svg:y2="6.187cm">
            <text:p/>
          </draw:line>
          <draw:custom-shape draw:name="Oval 13" draw:style-name="gr11" draw:text-style-name="P3" draw:layer="layout" svg:width="0.413cm" svg:height="0.42cm" draw:transform="rotate (1.5707963267946) translate (23.9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5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5.412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4.639cm" svg:y1="6.006cm" svg:x2="13.864cm" svg:y2="6.006cm" svg:d="m4639 6006h9225">
            <text:p/>
          </draw:connector>
          <draw:connector draw:name="Rak pil 2" draw:style-name="gr9" draw:text-style-name="P1" draw:layer="layout" svg:x1="7.031cm" svg:y1="6.481cm" svg:x2="11.24cm" svg:y2="6.481cm" svg:d="m7031 6481h4209">
            <text:p/>
          </draw:connector>
        </draw:g>
        <draw:g draw:name="Group 11">
          <draw:line draw:name="Line 12" draw:style-name="gr2" draw:text-style-name="P2" draw:layer="layout" svg:x1="25.213cm" svg:y1="11.37cm" svg:x2="24.308cm" svg:y2="11.37cm">
            <text:p/>
          </draw:line>
          <draw:custom-shape draw:name="Oval 13" draw:style-name="gr11" draw:text-style-name="P3" draw:layer="layout" svg:width="0.413cm" svg:height="0.42cm" draw:transform="rotate (1.5707963267946) translate (23.8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6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5.449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9.627cm" svg:y1="11.389cm" svg:x2="23.667cm" svg:y2="11.389cm" svg:d="m19627 11389h4040">
            <text:p/>
          </draw:connector>
          <draw:connector draw:name="Rak pil 2" draw:style-name="gr9" draw:text-style-name="P1" draw:layer="layout" svg:x1="20.926cm" svg:y1="11.869cm" svg:x2="22.347cm" svg:y2="11.869cm" svg:d="m20926 11869h1421">
            <text:p/>
          </draw:connector>
        </draw:g>
        <draw:g draw:name="Group 16">
          <draw:line draw:name="Line 17" draw:style-name="gr2" draw:text-style-name="P2" draw:layer="layout" svg:x1="3.678cm" svg:y1="11.277cm" svg:x2="2.905cm" svg:y2="11.277cm">
            <text:p/>
          </draw:line>
          <draw:g draw:name="Group 18">
            <draw:custom-shape draw:name="Båge 19" draw:style-name="gr3" draw:text-style-name="P3" draw:layer="layout" svg:width="0.304cm" svg:height="0.305cm" svg:x="3.663cm" svg:y="10.9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3.967cm" svg:y="11.58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789cm" svg:y="9.5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528cm 12.714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1.639cm" svg:y1="11.201cm" svg:x2="10.866cm" svg:y2="11.201cm">
              <text:p/>
            </draw:line>
            <draw:g draw:name="Group 18">
              <draw:custom-shape draw:name="Båge 19" draw:style-name="gr3" draw:text-style-name="P3" draw:layer="layout" svg:width="0.304cm" svg:height="0.305cm" svg:x="11.624cm" svg:y="10.89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1.928cm" svg:y="11.507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9.038cm" svg:y1="11.309cm" svg:x2="8.133cm" svg:y2="11.309cm">
              <text:p/>
            </draw:line>
            <draw:custom-shape draw:name="Oval 13" draw:style-name="gr11" draw:text-style-name="P3" draw:layer="layout" svg:width="0.413cm" svg:height="0.42cm" draw:transform="rotate (1.5707963267946) translate (7.714cm 11.5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3.074cm" svg:height="3.175cm" svg:x="8.349cm" svg:y="9.572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16" draw:layer="layout" svg:width="3.496cm" svg:height="0.891cm" svg:x="8.274cm" svg:y="9.686cm">
            <draw:text-box>
              <text:p text:style-name="P10"><text:span text:style-name="T8">&lt;&lt;Servlet&gt;&gt;</text:span></text:p>
            </draw:text-box>
          </draw:frame>
        </draw:g>
        <draw:g>
          <draw:connector draw:name="Rak pil 2" draw:style-name="gr1" draw:text-style-name="P1" draw:layer="layout" svg:x1="3.986cm" svg:y1="11.325cm" svg:x2="7.646cm" svg:y2="11.325cm" svg:d="m3986 11325h3660">
            <text:p/>
          </draw:connector>
          <draw:connector draw:name="Rak pil 2" draw:style-name="gr9" draw:text-style-name="P1" draw:layer="layout" svg:x1="4.935cm" svg:y1="11.805cm" svg:x2="6.604cm" svg:y2="11.805cm" svg:d="m4935 11805h1669">
            <text:p/>
          </draw:connector>
        </draw:g>
        <draw:g>
          <draw:connector draw:name="Rak pil 2" draw:style-name="gr1" draw:text-style-name="P1" draw:layer="layout" svg:x1="12.156cm" svg:y1="11.257cm" svg:x2="15.216cm" svg:y2="11.257cm" svg:d="m12156 11257h3060">
            <text:p/>
          </draw:connector>
          <draw:connector draw:name="Rak pil 2" draw:style-name="gr9" draw:text-style-name="P1" draw:layer="layout" svg:x1="12.849cm" svg:y1="11.737cm" svg:x2="14.049cm" svg:y2="11.737cm" svg:d="m12849 11737h1200">
            <text:p/>
          </draw:connector>
        </draw:g>
        <draw:frame draw:style-name="gr13" draw:text-style-name="P17" draw:layer="layout" svg:width="1.819cm" svg:height="0.806cm" svg:x="20.837cm" svg:y="9.758cm">
          <draw:text-box>
            <text:p><text:span text:style-name="T9">REST</text:span></text:p>
          </draw:text-box>
        </draw:frame>
        <draw:frame draw:style-name="gr13" draw:text-style-name="P17" draw:layer="layout" svg:width="1.874cm" svg:height="0.806cm" svg:x="20.869cm" svg:y="9.171cm">
          <draw:text-box>
            <text:p><text:span text:style-name="T9">SOAP</text:span></text:p>
          </draw:text-box>
        </draw:frame>
        <draw:frame draw:style-name="gr13" draw:text-style-name="P17" draw:layer="layout" svg:width="1.243cm" svg:height="0.806cm" svg:x="12.917cm" svg:y="10.302cm">
          <draw:text-box>
            <text:p><text:span text:style-name="T9">VM</text:span></text:p>
          </draw:text-box>
        </draw:frame>
        <draw:frame draw:style-name="gr13" draw:text-style-name="P17" draw:layer="layout" svg:width="1.819cm" svg:height="0.806cm" svg:x="8.188cm" svg:y="5.149cm">
          <draw:text-box>
            <text:p><text:span text:style-name="T9">REST</text:span></text:p>
          </draw:text-box>
        </draw:frame>
        <draw:frame draw:style-name="gr13" draw:text-style-name="P17" draw:layer="layout" svg:width="1.874cm" svg:height="0.806cm" svg:x="8.12cm" svg:y="4.462cm">
          <draw:text-box>
            <text:p><text:span text:style-name="T9">SOAP</text:span></text:p>
          </draw:text-box>
        </draw:frame>
        <draw:frame draw:style-name="gr42" draw:text-style-name="P17" draw:layer="layout" svg:width="1.566cm" svg:height="0.806cm" svg:x="20.924cm" svg:y="5.189cm">
          <draw:text-box>
            <text:p><text:span text:style-name="T9">JMS</text:span></text:p>
          </draw:text-box>
        </draw:frame>
        <draw:frame draw:style-name="gr43" draw:text-style-name="P17" draw:layer="layout" svg:width="1.565cm" svg:height="0.806cm" svg:x="20.934cm" svg:y="6.943cm">
          <draw:text-box>
            <text:p><text:span text:style-name="T9">JMS</text:span></text:p>
          </draw:text-box>
        </draw:frame>
        <draw:frame draw:style-name="gr13" draw:text-style-name="P17" draw:layer="layout" svg:width="1.793cm" svg:height="0.806cm" svg:x="20.838cm" svg:y="10.359cm">
          <draw:text-box>
            <text:p><text:span text:style-name="T9">JDBC</text:span></text:p>
          </draw:text-box>
        </draw:frame>
        <draw:frame draw:style-name="gr13" draw:text-style-name="P17" draw:layer="layout" svg:width="1.819cm" svg:height="0.806cm" svg:x="4.852cm" svg:y="10.336cm">
          <draw:text-box>
            <text:p><text:span text:style-name="T9">REST</text:span></text:p>
          </draw:text-box>
        </draw:frame>
        <draw:frame draw:style-name="gr13" draw:text-style-name="P17" draw:layer="layout" svg:width="1.874cm" svg:height="0.806cm" svg:x="4.885cm" svg:y="9.65cm">
          <draw:text-box>
            <text:p><text:span text:style-name="T9">SOAP</text:span></text:p>
          </draw:text-box>
        </draw:frame>
        <draw:connector draw:name="Rak pil 2" draw:style-name="gr10" draw:text-style-name="P1" draw:layer="layout" svg:x1="19.627cm" svg:y1="6.182cm" svg:x2="23.667cm" svg:y2="6.182cm" svg:d="m19627 6182h4040">
          <text:p/>
        </draw:connector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g>
          <draw:custom-shape draw:style-name="gr17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1" draw:layer="layout" svg:width="3.901cm" svg:height="1.243cm" svg:x="1.256cm" svg:y="10.599cm">
            <draw:text-box>
              <text:p text:style-name="P10"><text:span text:style-name="T6">System A</text:span></text:p>
            </draw:text-box>
          </draw:frame>
        </draw:g>
        <draw:g>
          <draw:custom-shape draw:style-name="gr45" draw:text-style-name="P1" draw:layer="layout" svg:width="12.877cm" svg:height="6.399cm" svg:x="7.752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11" draw:layer="layout" svg:width="12.296cm" svg:height="1.248cm" svg:x="8.087cm" svg:y="10.425cm">
            <draw:text-box>
              <text:p text:style-name="P10"><text:span text:style-name="T6">Tomcat</text:span></text:p>
            </draw:text-box>
          </draw:frame>
        </draw:g>
        <draw:g>
          <draw:custom-shape draw:style-name="gr15" draw:text-style-name="P1" draw:layer="layout" svg:width="5.689cm" svg:height="5.404cm" svg:x="14.48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11" draw:layer="layout" svg:width="6.857cm" svg:height="1.054cm" svg:x="14.459cm" svg:y="10.914cm">
            <draw:text-box>
              <text:p text:style-name="P10"><text:span text:style-name="T6">&lt;&lt;IC&gt;&gt; Mule ESB</text:span></text:p>
            </draw:text-box>
          </draw:frame>
        </draw:g>
        <draw:frame draw:style-name="gr48" draw:text-style-name="P8" draw:layer="layout" svg:width="8.444cm" svg:height="7.476cm" svg:x="9.484cm" svg:y="0.721cm">
          <draw:text-box>
            <text:p><text:span text:style-name="T5">Request - Response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776cm" svg:y="14.07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37cm 15.20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737cm" svg:y="13.99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6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3.496cm" svg:height="0.891cm" svg:x="9.083cm" svg:y="12.175cm">
          <draw:text-box>
            <text:p text:style-name="P10"><text:span text:style-name="T8">&lt;&lt;Servlet&gt;&gt;</text:span></text:p>
          </draw:text-box>
        </draw:frame>
        <draw:g>
          <draw:connector draw:name="Rak pil 2" draw:style-name="gr1" draw:text-style-name="P1" draw:layer="layout" svg:x1="4.795cm" svg:y1="13.814cm" svg:x2="8.455cm" svg:y2="13.814cm" svg:d="m4795 13814h3660">
            <text:p/>
          </draw:connector>
          <draw:connector draw:name="Rak pil 2" draw:style-name="gr9" draw:text-style-name="P1" draw:layer="layout" svg:x1="5.744cm" svg:y1="14.294cm" svg:x2="7.413cm" svg:y2="14.294cm" svg:d="m5744 14294h1669">
            <text:p/>
          </draw:connector>
        </draw:g>
        <draw:g>
          <draw:connector draw:name="Rak pil 2" draw:style-name="gr1" draw:text-style-name="P1" draw:layer="layout" svg:x1="12.965cm" svg:y1="13.746cm" svg:x2="15.241cm" svg:y2="13.746cm" svg:d="m12965 13746h2276">
            <text:p/>
          </draw:connector>
          <draw:connector draw:name="Rak pil 2" draw:style-name="gr9" draw:text-style-name="P1" draw:layer="layout" svg:x1="13.28cm" svg:y1="14.226cm" svg:x2="14.173cm" svg:y2="14.226cm" svg:d="m13280 14226h447v0h446">
            <text:p/>
          </draw:connector>
        </draw:g>
        <draw:frame draw:style-name="gr13" draw:text-style-name="P17" draw:layer="layout" svg:width="1.243cm" svg:height="0.806cm" svg:x="12.926cm" svg:y="12.791cm">
          <draw:text-box>
            <text:p><text:span text:style-name="T9">VM</text:span></text:p>
          </draw:text-box>
        </draw:frame>
        <draw:frame draw:style-name="gr13" draw:text-style-name="P17" draw:layer="layout" svg:width="1.819cm" svg:height="0.806cm" svg:x="5.661cm" svg:y="12.825cm">
          <draw:text-box>
            <text:p><text:span text:style-name="T9">REST</text:span></text:p>
          </draw:text-box>
        </draw:frame>
        <draw:frame draw:style-name="gr13" draw:text-style-name="P17" draw:layer="layout" svg:width="1.874cm" svg:height="0.806cm" svg:x="5.694cm" svg:y="12.139cm">
          <draw:text-box>
            <text:p><text:span text:style-name="T9">SOAP</text:span></text:p>
          </draw:text-box>
        </draw:frame>
        <draw:g>
          <draw:custom-shape draw:style-name="gr15" draw:text-style-name="P1" draw:layer="layout" svg:width="5.689cm" svg:height="5.404cm" svg:x="7.7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11" draw:layer="layout" svg:width="6.857cm" svg:height="1.054cm" svg:x="7.722cm" svg:y="3.44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504cm" svg:x="0.954cm" svg:y="3.3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1" draw:layer="layout" svg:width="3.929cm" svg:height="1.097cm" svg:x="1.21cm" svg:y="3.427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516cm" svg:y1="6.359cm" svg:x2="3.743cm" svg:y2="6.359cm">
            <text:p/>
          </draw:line>
          <draw:g draw:name="Group 18">
            <draw:custom-shape draw:name="Båge 19" draw:style-name="gr3" draw:text-style-name="P3" draw:layer="layout" svg:width="0.304cm" svg:height="0.305cm" svg:x="4.501cm" svg:y="6.0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05cm" svg:y="6.66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627cm" svg:y="4.7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66cm 7.89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4.84cm" svg:y1="6.415cm" svg:x2="8.5cm" svg:y2="6.415cm" svg:d="m4840 6415h3660">
            <text:p/>
          </draw:connector>
          <draw:connector draw:name="Rak pil 2" draw:style-name="gr9" draw:text-style-name="P1" draw:layer="layout" svg:x1="5.789cm" svg:y1="6.895cm" svg:x2="7.458cm" svg:y2="6.895cm" svg:d="m5789 6895h1669">
            <text:p/>
          </draw:connector>
        </draw:g>
        <draw:g>
          <draw:frame draw:style-name="gr13" draw:text-style-name="P17" draw:layer="layout" svg:width="1.819cm" svg:height="0.806cm" svg:x="5.606cm" svg:y="5.426cm">
            <draw:text-box>
              <text:p><text:span text:style-name="T9">REST</text:span></text:p>
            </draw:text-box>
          </draw:frame>
          <draw:frame draw:style-name="gr13" draw:text-style-name="P17" draw:layer="layout" svg:width="1.874cm" svg:height="0.806cm" svg:x="5.639cm" svg:y="4.84cm">
            <draw:text-box>
              <text:p><text:span text:style-name="T9">SOAP</text:span></text:p>
            </draw:text-box>
          </draw:frame>
        </draw:g>
        <draw:g>
          <draw:g draw:name="Group 16">
            <draw:line draw:name="Line 17" draw:style-name="gr2" draw:text-style-name="P2" draw:layer="layout" svg:x1="12.216cm" svg:y1="6.36cm" svg:x2="11.4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2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2.505cm" svg:y="6.66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919cm" svg:y1="6.422cm" svg:x2="9.014cm" svg:y2="6.422cm">
                <text:p/>
              </draw:line>
              <draw:custom-shape draw:name="Oval 13" draw:style-name="gr11" draw:text-style-name="P3" draw:layer="layout" svg:width="0.413cm" svg:height="0.42cm" draw:transform="rotate (1.5707963267946) translate (8.5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3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9.242cm" svg:y="13.93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6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3" draw:text-style-name="P8" draw:layer="layout" svg:width="8.444cm" svg:height="0.962cm" svg:x="9.484cm" svg:y="0.721cm">
          <draw:text-box>
            <text:p><text:span text:style-name="T5">Request - Response pattern</text:span></text:p>
          </draw:text-box>
        </draw:frame>
        <draw:g>
          <draw:custom-shape draw:style-name="gr15" draw:text-style-name="P1" draw:layer="layout" svg:width="6.042cm" svg:height="5.363cm" svg:x="2.902cm" svg:y="2.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0" draw:text-style-name="P11" draw:layer="layout" svg:width="5.77cm" svg:height="1.045cm" svg:x="3.059cm" svg:y="2.24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1.377cm" svg:y="2.2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4.479cm" svg:height="1cm" svg:x="11.67cm" svg:y="2.31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5.063cm" svg:y1="4.978cm" svg:x2="4.158cm" svg:y2="4.978cm">
            <text:p/>
          </draw:line>
          <draw:custom-shape draw:name="Oval 13" draw:style-name="gr11" draw:text-style-name="P3" draw:layer="layout" svg:width="0.413cm" svg:height="0.42cm" draw:transform="rotate (1.5707963267946) translate (3.739cm 5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6.621cm" svg:y1="5.987cm" svg:x2="7.526cm" svg:y2="5.987cm">
            <text:p/>
          </draw:line>
          <draw:custom-shape draw:name="Oval 13" draw:style-name="gr11" draw:text-style-name="P3" draw:layer="layout" svg:width="0.413cm" svg:height="0.42cm" draw:transform="rotate (1.5707963267946) translate (7.525cm 6.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51cm" svg:y1="4.217cm" svg:x2="6.737cm" svg:y2="4.217cm">
            <text:p/>
          </draw:line>
          <draw:g draw:name="Group 18">
            <draw:custom-shape draw:name="Båge 19" draw:style-name="gr3" draw:text-style-name="P3" draw:layer="layout" svg:width="0.304cm" svg:height="0.305cm" svg:x="7.495cm" svg:y="3.91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799cm" svg:y="4.52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8.087cm" svg:y1="5.986cm" svg:x2="12.147cm" svg:y2="5.996cm" svg:d="m8087 5986h2030v10h2030">
          <text:p/>
        </draw:connector>
        <draw:g draw:name="Group 16">
          <draw:line draw:name="Line 17" draw:style-name="gr2" draw:text-style-name="P2" draw:layer="layout" svg:x1="12.772cm" svg:y1="5.984cm" svg:x2="13.545cm" svg:y2="5.984cm">
            <text:p/>
          </draw:line>
          <draw:g draw:name="Group 18">
            <draw:custom-shape draw:name="Båge 19" draw:style-name="gr3" draw:text-style-name="P3" draw:layer="layout" svg:width="0.304cm" svg:height="0.305cm" svg:x="12.483cm" svg:y="5.971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787cm" svg:y="5.972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3.77cm" svg:y1="4.249cm" svg:x2="12.865cm" svg:y2="4.249cm">
            <text:p/>
          </draw:line>
          <draw:custom-shape draw:name="Oval 13" draw:style-name="gr11" draw:text-style-name="P3" draw:layer="layout" svg:width="0.413cm" svg:height="0.42cm" draw:transform="rotate (1.5707963267946) translate (12.446cm 4.4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081cm" svg:y="3.41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3.906cm 3.75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text-style-name="P17" draw:layer="layout" svg:width="1.566cm" svg:height="0.806cm" svg:x="9.418cm" svg:y="3.251cm">
          <draw:text-box>
            <text:p><text:span text:style-name="T9">JMS</text:span></text:p>
          </draw:text-box>
        </draw:frame>
        <draw:frame draw:style-name="gr43" draw:text-style-name="P17" draw:layer="layout" svg:width="1.565cm" svg:height="0.806cm" svg:x="9.428cm" svg:y="5.005cm">
          <draw:text-box>
            <text:p><text:span text:style-name="T9">JMS</text:span></text:p>
          </draw:text-box>
        </draw:frame>
        <draw:connector draw:name="Rak pil 2" draw:style-name="gr10" draw:text-style-name="P1" draw:layer="layout" svg:x1="8.121cm" svg:y1="4.244cm" svg:x2="12.161cm" svg:y2="4.244cm" svg:d="m8121 4244h4040">
          <text:p/>
        </draw:connector>
        <draw:g>
          <draw:custom-shape draw:style-name="gr15" draw:text-style-name="P1" draw:layer="layout" svg:width="6.042cm" svg:height="5.127cm" svg:x="2.779cm" svg:y="8.51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cm" svg:x="2.936cm" svg:y="8.57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067cm" svg:x="11.954cm" svg:y="8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0.973cm" svg:x="12.247cm" svg:y="8.725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4.94cm" svg:y1="11.173cm" svg:x2="4.035cm" svg:y2="11.173cm">
            <text:p/>
          </draw:line>
          <draw:custom-shape draw:name="Oval 13" draw:style-name="gr11" draw:text-style-name="P3" draw:layer="layout" svg:width="0.413cm" svg:height="0.42cm" draw:transform="rotate (1.5707963267946) translate (3.616cm 11.3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324cm" svg:y1="11.295cm" svg:x2="6.551cm" svg:y2="11.295cm">
            <text:p/>
          </draw:line>
          <draw:g draw:name="Group 18">
            <draw:custom-shape draw:name="Båge 19" draw:style-name="gr3" draw:text-style-name="P3" draw:layer="layout" svg:width="0.304cm" svg:height="0.305cm" svg:x="7.309cm" svg:y="10.99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613cm" svg:y="11.60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54cm" svg:height="3.175cm" svg:x="4.337cm" svg:y="9.70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14.284cm" svg:y1="11.327cm" svg:x2="13.379cm" svg:y2="11.327cm">
            <text:p/>
          </draw:line>
          <draw:custom-shape draw:name="Oval 13" draw:style-name="gr11" draw:text-style-name="P3" draw:layer="layout" svg:width="0.413cm" svg:height="0.42cm" draw:transform="rotate (1.5707963267946) translate (12.96cm 11.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695cm" svg:y="9.7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4.52cm 10.1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7.998cm" svg:y1="11.346cm" svg:x2="12.808cm" svg:y2="11.346cm" svg:d="m7998 11346h4810">
            <text:p/>
          </draw:connector>
          <draw:connector draw:name="Rak pil 2" draw:style-name="gr9" draw:text-style-name="P1" draw:layer="layout" svg:x1="9.545cm" svg:y1="11.826cm" svg:x2="11.236cm" svg:y2="11.826cm" svg:d="m9545 11826h1691">
            <text:p/>
          </draw:connector>
        </draw:g>
        <draw:frame draw:style-name="gr13" draw:text-style-name="P17" draw:layer="layout" svg:width="1.819cm" svg:height="0.806cm" svg:x="9.508cm" svg:y="9.715cm">
          <draw:text-box>
            <text:p><text:span text:style-name="T9">REST</text:span></text:p>
          </draw:text-box>
        </draw:frame>
        <draw:frame draw:style-name="gr13" draw:text-style-name="P17" draw:layer="layout" svg:width="1.874cm" svg:height="0.806cm" svg:x="9.54cm" svg:y="9.128cm">
          <draw:text-box>
            <text:p><text:span text:style-name="T9">SOAP</text:span></text:p>
          </draw:text-box>
        </draw:frame>
        <draw:frame draw:style-name="gr13" draw:text-style-name="P17" draw:layer="layout" svg:width="1.793cm" svg:height="0.806cm" svg:x="9.509cm" svg:y="10.316cm">
          <draw:text-box>
            <text:p><text:span text:style-name="T9">JDBC</text:span></text:p>
          </draw:text-box>
        </draw:frame>
        <draw:custom-shape draw:name="Rektangel 42" draw:style-name="gr4" draw:text-style-name="P3" draw:layer="layout" svg:width="2.54cm" svg:height="3.175cm" svg:x="4.691cm" svg:y="3.52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6.042cm" svg:height="5.363cm" svg:x="9.688cm" svg:y="14.904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0" draw:text-style-name="P11" draw:layer="layout" svg:width="5.77cm" svg:height="1.045cm" svg:x="9.845cm" svg:y="14.966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8.918cm" svg:y="14.9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4.479cm" svg:height="1cm" svg:x="19.211cm" svg:y="15.041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849cm" svg:y1="17.702cm" svg:x2="10.944cm" svg:y2="17.702cm">
            <text:p/>
          </draw:line>
          <draw:custom-shape draw:name="Oval 13" draw:style-name="gr11" draw:text-style-name="P3" draw:layer="layout" svg:width="0.413cm" svg:height="0.42cm" draw:transform="rotate (1.5707963267946) translate (10.525cm 17.9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407cm" svg:y1="18.711cm" svg:x2="14.312cm" svg:y2="18.711cm">
            <text:p/>
          </draw:line>
          <draw:custom-shape draw:name="Oval 13" draw:style-name="gr11" draw:text-style-name="P3" draw:layer="layout" svg:width="0.413cm" svg:height="0.42cm" draw:transform="rotate (1.5707963267946) translate (14.311cm 18.9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96cm" svg:y1="16.941cm" svg:x2="13.523cm" svg:y2="16.941cm">
            <text:p/>
          </draw:line>
          <draw:g draw:name="Group 18">
            <draw:custom-shape draw:name="Båge 19" draw:style-name="gr3" draw:text-style-name="P3" draw:layer="layout" svg:width="0.304cm" svg:height="0.305cm" svg:x="14.281cm" svg:y="16.6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4.585cm" svg:y="17.24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873cm" svg:y1="18.71cm" svg:x2="19.833cm" svg:y2="18.72cm" svg:d="m14873 18710h2480v10h2480">
          <text:p/>
        </draw:connector>
        <draw:g draw:name="Group 16">
          <draw:line draw:name="Line 17" draw:style-name="gr2" draw:text-style-name="P2" draw:layer="layout" svg:x1="20.313cm" svg:y1="18.708cm" svg:x2="21.086cm" svg:y2="18.708cm">
            <text:p/>
          </draw:line>
          <draw:g draw:name="Group 18">
            <draw:custom-shape draw:name="Båge 19" draw:style-name="gr3" draw:text-style-name="P3" draw:layer="layout" svg:width="0.304cm" svg:height="0.305cm" svg:x="20.024cm" svg:y="18.695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0.328cm" svg:y="18.696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311cm" svg:y1="16.973cm" svg:x2="20.406cm" svg:y2="16.973cm">
            <text:p/>
          </draw:line>
          <draw:custom-shape draw:name="Oval 13" draw:style-name="gr11" draw:text-style-name="P3" draw:layer="layout" svg:width="0.413cm" svg:height="0.42cm" draw:transform="rotate (1.5707963267946) translate (19.987cm 17.1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622cm" svg:y="16.1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1.447cm 16.47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text-style-name="P17" draw:layer="layout" svg:width="2.774cm" svg:height="0.806cm" svg:x="16.004cm" svg:y="15.975cm">
          <draw:text-box>
            <text:p><text:span text:style-name="T9">JMS/CSV</text:span></text:p>
          </draw:text-box>
        </draw:frame>
        <draw:custom-shape draw:name="Rektangel 42" draw:style-name="gr4" draw:text-style-name="P3" draw:layer="layout" svg:width="2.54cm" svg:height="3.175cm" svg:x="11.477cm" svg:y="16.252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4.319cm" svg:height="5.169cm" svg:x="2.91cm" svg:y="14.9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1" draw:layer="layout" svg:width="3.929cm" svg:height="1.03cm" svg:x="3.166cm" svg:y="15.086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472cm" svg:y1="17.69cm" svg:x2="5.699cm" svg:y2="17.69cm">
            <text:p/>
          </draw:line>
          <draw:g draw:name="Group 18">
            <draw:custom-shape draw:name="Båge 19" draw:style-name="gr3" draw:text-style-name="P3" draw:layer="layout" svg:width="0.304cm" svg:height="0.305cm" svg:x="6.457cm" svg:y="17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6.761cm" svg:y="17.99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83cm" svg:y="16.084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322cm 19.22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96cm" svg:y1="17.746cm" svg:x2="10.456cm" svg:y2="17.746cm" svg:d="m6796 17746h3660">
            <text:p/>
          </draw:connector>
          <draw:connector draw:name="Rak pil 2" draw:style-name="gr9" draw:text-style-name="P1" draw:layer="layout" svg:x1="7.645cm" svg:y1="18.226cm" svg:x2="9.314cm" svg:y2="18.226cm" svg:d="m7645 18226h1669">
            <text:p/>
          </draw:connector>
        </draw:g>
        <draw:g>
          <draw:frame draw:style-name="gr13" draw:text-style-name="P17" draw:layer="layout" svg:width="1.874cm" svg:height="0.806cm" svg:x="7.595cm" svg:y="16.871cm">
            <draw:text-box>
              <text:p><text:span text:style-name="T9">SOAP</text:span></text:p>
            </draw:text-box>
          </draw:frame>
        </draw:g>
        <draw:frame draw:style-name="gr42" draw:text-style-name="P17" draw:layer="layout" svg:width="2.774cm" svg:height="0.806cm" svg:x="16.004cm" svg:y="17.675cm">
          <draw:text-box>
            <text:p><text:span text:style-name="T9">JMS/CSV</text:span></text:p>
          </draw:text-box>
        </draw:frame>
        <draw:connector draw:name="Rak pil 2" draw:style-name="gr10" draw:text-style-name="P1" draw:layer="layout" svg:x1="14.686cm" svg:y1="16.997cm" svg:x2="19.626cm" svg:y2="16.997cm" svg:d="m14686 16997h4940">
          <text:p/>
        </draw:connector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3" draw:text-style-name="P8" draw:layer="layout" svg:width="7.525cm" svg:height="1.673cm" svg:x="0.248cm" svg:y="0.683cm">
          <draw:text-box>
            <text:p><text:span text:style-name="T5">Source code elements – </text:span></text:p>
            <text:p><text:span text:style-name="T5">request/response</text:span></text:p>
          </draw:text-box>
        </draw:frame>
        <draw:g draw:name="Group 11">
          <draw:line draw:name="Line 12" draw:style-name="gr2" draw:text-style-name="P2" draw:layer="layout" svg:x1="12.646cm" svg:y1="6.064cm" svg:x2="11.741cm" svg:y2="6.064cm">
            <text:p/>
          </draw:line>
          <draw:custom-shape draw:name="Oval 13" draw:style-name="gr11" draw:text-style-name="P3" draw:layer="layout" svg:width="0.413cm" svg:height="0.42cm" draw:transform="rotate (1.5707963267946) translate (11.322cm 6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5.23cm" svg:y1="6.186cm" svg:x2="14.457cm" svg:y2="6.186cm">
            <text:p/>
          </draw:line>
          <draw:g draw:name="Group 18">
            <draw:custom-shape draw:name="Båge 19" draw:style-name="gr3" draw:text-style-name="P3" draw:layer="layout" svg:width="0.304cm" svg:height="0.305cm" svg:x="15.215cm" svg:y="5.88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5.519cm" svg:y="6.49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2.043cm" svg:y="4.593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1.99cm" svg:y1="6.218cm" svg:x2="21.085cm" svg:y2="6.218cm">
            <text:p/>
          </draw:line>
          <draw:custom-shape draw:name="Oval 13" draw:style-name="gr11" draw:text-style-name="P3" draw:layer="layout" svg:width="0.413cm" svg:height="0.42cm" draw:transform="rotate (1.5707963267946) translate (20.666cm 6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54" draw:text-style-name="P3" draw:layer="layout" svg:width="2.768cm" svg:height="3.175cm" svg:x="21.401cm" svg:y="4.681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5.704cm" svg:y1="6.237cm" svg:x2="20.514cm" svg:y2="6.237cm" svg:d="m15704 6237h4810">
            <text:p/>
          </draw:connector>
          <draw:connector draw:name="Rak pil 2" draw:style-name="gr9" draw:text-style-name="P1" draw:layer="layout" svg:x1="17.251cm" svg:y1="6.717cm" svg:x2="18.942cm" svg:y2="6.717cm" svg:d="m17251 6717h1691">
            <text:p/>
          </draw:connector>
        </draw:g>
        <draw:g draw:name="Group 16">
          <draw:line draw:name="Line 17" draw:style-name="gr2" draw:text-style-name="P2" draw:layer="layout" svg:x1="6.901cm" svg:y1="6.071cm" svg:x2="6.128cm" svg:y2="6.071cm">
            <text:p/>
          </draw:line>
          <draw:g draw:name="Group 18">
            <draw:custom-shape draw:name="Båge 19" draw:style-name="gr3" draw:text-style-name="P3" draw:layer="layout" svg:width="0.304cm" svg:height="0.305cm" svg:x="6.886cm" svg:y="5.76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19cm" svg:y="6.37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54" draw:text-style-name="P3" draw:layer="layout" svg:width="2.768cm" svg:height="3.175cm" svg:x="3.686cm" svg:y="4.478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7.62cm" svg:y1="6.122cm" svg:x2="11.085cm" svg:y2="6.122cm" svg:d="m7620 6122h3465">
            <text:p/>
          </draw:connector>
          <draw:connector draw:name="Rak pil 2" draw:style-name="gr9" draw:text-style-name="P1" draw:layer="layout" svg:x1="8.734cm" svg:y1="6.602cm" svg:x2="9.953cm" svg:y2="6.602cm" svg:d="m8734 6602h1219">
            <text:p/>
          </draw:connector>
        </draw:g>
        <draw:frame draw:style-name="gr55" draw:text-style-name="P19" draw:layer="layout" svg:width="3.372cm" svg:height="2.471cm" svg:x="12.03cm" svg:y="4.639cm">
          <draw:text-box>
            <text:p text:style-name="P18"><text:span text:style-name="T10">&lt;&lt;mule&gt;&gt;</text:span></text:p>
            <text:p text:style-name="P18"><text:span text:style-name="T4"/></text:p>
            <text:p text:style-name="P18"><text:span text:style-name="T4">Mule - </text:span></text:p>
            <text:p text:style-name="P18"><text:span text:style-name="T4">Service</text:span></text:p>
          </draw:text-box>
        </draw:frame>
        <draw:frame draw:style-name="gr55" draw:text-style-name="P19" draw:layer="layout" svg:width="2.957cm" svg:height="2.471cm" svg:x="3.609cm" svg:y="4.57cm">
          <draw:text-box>
            <text:p text:style-name="P18"><text:span text:style-name="T10">&lt;&lt;java&gt;&gt;</text:span></text:p>
            <text:p text:style-name="P18"><text:span text:style-name="T4"/></text:p>
            <text:p text:style-name="P18"><text:span text:style-name="T4">Test -</text:span></text:p>
            <text:p text:style-name="P18"><text:span text:style-name="T4">Consumer</text:span></text:p>
          </draw:text-box>
        </draw:frame>
        <draw:frame draw:style-name="gr55" draw:text-style-name="P19" draw:layer="layout" svg:width="3.241cm" svg:height="2.471cm" svg:x="21.359cm" svg:y="4.631cm">
          <draw:text-box>
            <text:p text:style-name="P18"><text:span text:style-name="T10">&lt;&lt;mule&gt;&gt;</text:span></text:p>
            <text:p text:style-name="P18"><text:span text:style-name="T4"/></text:p>
            <text:p text:style-name="P18"><text:span text:style-name="T4">Teststub -</text:span></text:p>
            <text:p text:style-name="P18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19.05cm" svg:y="9.56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56" draw:text-style-name="P21" draw:layer="layout" svg:width="3.09cm" svg:height="1.782cm" svg:x="19.027cm" svg:y="9.56cm">
              <text:list text:style-name="L2">
                <text:list-item>
                  <text:p text:style-name="P20"><text:span text:style-name="T2">Property-</text:span></text:p>
                </text:list-item>
                <text:list-item>
                  <text:p text:style-name="P20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9.52cm" svg:y="9.571cm">
          <text:p/>
          <draw:enhanced-geometry svg:viewBox="0 0 21600 21600" draw:type="rectangle" draw:enhanced-path="M 0 0 L 21600 0 21600 21600 0 21600 0 0 Z N"/>
        </draw:custom-shape>
        <draw:frame draw:style-name="gr55" draw:text-style-name="P19" draw:layer="layout" svg:width="3.487cm" svg:height="2.471cm" svg:x="9.498cm" svg:y="9.627cm">
          <draw:text-box>
            <text:p text:style-name="P18"><text:span text:style-name="T10">&lt;&lt;java&gt;&gt;</text:span></text:p>
            <text:p text:style-name="P18"><text:span text:style-name="T4"/></text:p>
            <text:p text:style-name="P18"><text:span text:style-name="T4">Request-Transformer</text:span></text:p>
          </draw:text-box>
        </draw:frame>
        <draw:custom-shape draw:name="Rektangel 38" draw:style-name="gr4" draw:text-style-name="P3" draw:layer="layout" svg:width="3.156cm" svg:height="3.176cm" svg:x="14.439cm" svg:y="9.61cm">
          <text:p/>
          <draw:enhanced-geometry svg:viewBox="0 0 21600 21600" draw:type="rectangle" draw:enhanced-path="M 0 0 L 21600 0 21600 21600 0 21600 0 0 Z N"/>
        </draw:custom-shape>
        <draw:frame draw:style-name="gr55" draw:text-style-name="P19" draw:layer="layout" svg:width="3.487cm" svg:height="2.471cm" svg:x="14.417cm" svg:y="9.566cm">
          <draw:text-box>
            <text:p text:style-name="P18"><text:span text:style-name="T10">&lt;&lt;java&gt;&gt;</text:span></text:p>
            <text:p text:style-name="P18"><text:span text:style-name="T4"/></text:p>
            <text:p text:style-name="P18"><text:span text:style-name="T4">Response-Transformer</text:span></text:p>
          </draw:text-box>
        </draw:frame>
        <draw:g>
          <draw:custom-shape draw:name="Rektangel 38" draw:style-name="gr57" draw:text-style-name="P3" draw:layer="layout" svg:width="3.618cm" svg:height="3.176cm" svg:x="9.144cm" svg:y="16.203cm">
            <text:p/>
            <draw:enhanced-geometry svg:viewBox="0 0 21600 21600" draw:type="rectangle" draw:enhanced-path="M 0 0 L 21600 0 21600 21600 0 21600 0 0 Z N"/>
          </draw:custom-shape>
          <draw:frame draw:style-name="gr55" draw:text-style-name="P19" draw:layer="layout" svg:width="4.101cm" svg:height="3.026cm" svg:x="9.138cm" svg:y="16.203cm">
            <draw:text-box>
              <text:p text:style-name="P18"><text:span text:style-name="T10">&lt;&lt;unit-test&gt;&gt;</text:span></text:p>
              <text:p text:style-name="P18"><text:span text:style-name="T4"/></text:p>
              <text:p text:style-name="P18"><text:span text:style-name="T4">Request-Transformer-</text:span></text:p>
              <text:p text:style-name="P18"><text:span text:style-name="T4">Tests</text:span></text:p>
            </draw:text-box>
          </draw:frame>
        </draw:g>
        <draw:g>
          <draw:custom-shape draw:name="Rektangel 38" draw:style-name="gr57" draw:text-style-name="P3" draw:layer="layout" svg:width="3.618cm" svg:height="3.176cm" svg:x="14.279cm" svg:y="16.203cm">
            <text:p/>
            <draw:enhanced-geometry svg:viewBox="0 0 21600 21600" draw:type="rectangle" draw:enhanced-path="M 0 0 L 21600 0 21600 21600 0 21600 0 0 Z N"/>
          </draw:custom-shape>
          <draw:frame draw:style-name="gr55" draw:text-style-name="P19" draw:layer="layout" svg:width="4.101cm" svg:height="3.026cm" svg:x="14.257cm" svg:y="16.203cm">
            <draw:text-box>
              <text:p text:style-name="P18"><text:span text:style-name="T10">&lt;&lt;unit-test&gt;&gt;</text:span></text:p>
              <text:p text:style-name="P18"><text:span text:style-name="T4"/></text:p>
              <text:p text:style-name="P18"><text:span text:style-name="T4">Response-Transformer-</text:span></text:p>
              <text:p text:style-name="P18"><text:span text:style-name="T4">Tests</text:span></text:p>
            </draw:text-box>
          </draw:frame>
        </draw:g>
        <draw:g>
          <draw:custom-shape draw:name="Rektangel 38" draw:style-name="gr57" draw:text-style-name="P3" draw:layer="layout" svg:width="5.156cm" svg:height="3.176cm" svg:x="2.195cm" svg:y="16.203cm">
            <text:p/>
            <draw:enhanced-geometry svg:viewBox="0 0 21600 21600" draw:type="rectangle" draw:enhanced-path="M 0 0 L 21600 0 21600 21600 0 21600 0 0 Z N"/>
          </draw:custom-shape>
          <draw:frame draw:style-name="gr55" draw:text-style-name="P19" draw:layer="layout" svg:width="5.663cm" svg:height="1.916cm" svg:x="2.189cm" svg:y="16.203cm">
            <draw:text-box>
              <text:p text:style-name="P18"><text:span text:style-name="T10">&lt;&lt;integration-test&gt;&gt;</text:span></text:p>
              <text:p text:style-name="P18"><text:span text:style-name="T4"/></text:p>
              <text:p text:style-name="P18"><text:span text:style-name="T4">End-to-end-tests</text:span></text:p>
            </draw:text-box>
          </draw:frame>
        </draw:g>
        <draw:line draw:style-name="gr58" draw:text-style-name="P1" draw:layer="layout" svg:x1="5.11cm" svg:y1="15.625cm" svg:x2="5.149cm" svg:y2="8.12cm">
          <text:p/>
        </draw:line>
        <draw:line draw:style-name="gr58" draw:text-style-name="P1" draw:layer="layout" svg:x1="11.084cm" svg:y1="15.74cm" svg:x2="11.122cm" svg:y2="13.123cm">
          <text:p/>
        </draw:line>
        <draw:line draw:style-name="gr58" draw:text-style-name="P1" draw:layer="layout" svg:x1="16.084cm" svg:y1="15.741cm" svg:x2="16.122cm" svg:y2="13.124cm">
          <text:p/>
        </draw:line>
        <draw:line draw:style-name="gr58" draw:text-style-name="P1" draw:layer="layout" svg:x1="14.009cm" svg:y1="8.235cm" svg:x2="15.356cm" svg:y2="9.313cm">
          <text:p/>
        </draw:line>
        <draw:line draw:style-name="gr58" draw:text-style-name="P1" draw:layer="layout" svg:x1="12.956cm" svg:y1="8.235cm" svg:x2="11.609cm" svg:y2="9.313cm">
          <text:p/>
        </draw:line>
        <draw:line draw:style-name="gr58" draw:text-style-name="P1" draw:layer="layout" svg:x1="14.71cm" svg:y1="8.235cm" svg:x2="18.627cm" svg:y2="9.39cm">
          <text:p/>
        </draw:line>
        <draw:line draw:style-name="gr58" draw:text-style-name="P1" draw:layer="layout" svg:x1="22.457cm" svg:y1="8.235cm" svg:x2="21.11cm" svg:y2="9.313cm">
          <text:p/>
        </draw:line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connector draw:name="Rak pil 2" draw:style-name="gr1" draw:text-style-name="P1" draw:layer="layout" svg:x1="6.557cm" svg:y1="7.008cm" svg:x2="10.097cm" svg:y2="7.008cm" svg:d="m6557 7008h3540">
          <text:p/>
        </draw:connector>
        <draw:g draw:name="Grupp 66">
          <draw:g draw:name="Group 11">
            <draw:line draw:name="Line 12" draw:style-name="gr35" draw:text-style-name="P2" draw:layer="layout" svg:x1="13.824cm" svg:y1="5.462cm" svg:x2="12.919cm" svg:y2="5.462cm">
              <text:p/>
            </draw:line>
            <draw:custom-shape draw:name="Oval 13" draw:style-name="gr59" draw:text-style-name="P3" draw:layer="layout" svg:width="0.413cm" svg:height="0.42cm" draw:transform="rotate (1.5707963267946) translate (12.5cm 5.6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60" draw:text-style-name="P3" draw:layer="layout" svg:width="2.54cm" svg:height="3.175cm" svg:x="13.135cm" svg:y="3.3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61" draw:text-style-name="P5" draw:layer="layout" svg:width="2.681cm" svg:height="0.853cm" draw:transform="rotate (-1.57079632679579) translate (13.96cm 3.565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5">
          <draw:g draw:name="Group 16">
            <draw:line draw:name="Line 17" draw:style-name="gr35" draw:text-style-name="P2" draw:layer="layout" svg:x1="4.711cm" svg:y1="4.414cm" svg:x2="3.938cm" svg:y2="4.414cm">
              <text:p/>
            </draw:line>
            <draw:g draw:name="Group 18">
              <draw:custom-shape draw:name="Båge 19" draw:style-name="gr36" draw:text-style-name="P3" draw:layer="layout" svg:width="0.304cm" svg:height="0.305cm" svg:x="4.696cm" svg:y="4.111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6" draw:text-style-name="P3" draw:layer="layout" svg:width="-0.304cm" svg:height="-0.305cm" svg:x="5cm" svg:y="4.72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60" draw:text-style-name="P3" draw:layer="layout" svg:width="2.541cm" svg:height="3.176cm" svg:x="1.822cm" svg:y="2.208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62" draw:text-style-name="P5" draw:layer="layout" svg:width="3.44cm" svg:height="0.853cm" draw:transform="rotate (1.5707963267946) translate (3.461cm 5.5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6.925cm" svg:y="1.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63" draw:text-style-name="P7" draw:layer="layout" svg:width="3.09cm" svg:height="1.782cm" svg:x="6.41cm" svg:y="1.5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8" draw:text-style-name="P1" draw:layer="layout" svg:x1="6.5cm" svg:y1="10.498cm" svg:x2="9.858cm" svg:y2="10.499cm" svg:d="m6500 10498h1679v1h1679">
          <text:p/>
        </draw:connector>
        <draw:connector draw:name="Rak pil 2" draw:style-name="gr9" draw:text-style-name="P1" draw:layer="layout" svg:x1="7.175cm" svg:y1="7.483cm" svg:x2="8.79cm" svg:y2="7.483cm" svg:d="m7175 7483h1615">
          <text:p/>
        </draw:connector>
        <draw:custom-shape draw:name="Rektangel 38" draw:style-name="gr60" draw:text-style-name="P3" draw:layer="layout" svg:width="2.541cm" svg:height="3.176cm" svg:x="1.959cm" svg:y="11.324cm">
          <text:p/>
          <draw:enhanced-geometry svg:viewBox="0 0 21600 21600" draw:type="rectangle" draw:enhanced-path="M 0 0 L 21600 0 21600 21600 0 21600 0 0 Z N"/>
        </draw:custom-shape>
        <draw:connector draw:name="Rak pil 2" draw:style-name="gr10" draw:text-style-name="P1" draw:layer="layout" svg:x1="6.5cm" svg:y1="9.5cm" svg:x2="10.04cm" svg:y2="9.5cm" svg:d="m6500 9500h3540">
          <text:p/>
        </draw:connector>
        <draw:custom-shape draw:name="Rektangel 38" draw:style-name="gr64" draw:text-style-name="P22" draw:layer="layout" svg:width="2.541cm" svg:height="3.176cm" svg:x="7.149cm" svg:y="11.393cm">
          <text:p text:style-name="P10"><text:span text:style-name="T6">&lt;&lt;IC&gt;&gt;</text:span></text:p>
          <draw:enhanced-geometry svg:viewBox="0 0 21600 21600" draw:type="rectangle" draw:enhanced-path="M 0 0 L 21600 0 21600 21600 0 21600 0 0 Z N"/>
        </draw:custom-shape>
        <draw:custom-shape draw:name="Rektangel 38" draw:style-name="gr64" draw:text-style-name="P23" draw:layer="layout" svg:width="3.09cm" svg:height="3.176cm" svg:x="12.098cm" svg:y="11.462cm">
          <text:p text:style-name="P10"><text:span text:style-name="T8">&lt;&lt;Schema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connector draw:name="Rak pil 2" draw:style-name="gr8" draw:text-style-name="P1" draw:layer="layout" svg:x1="4.466cm" svg:y1="15.11cm" svg:x2="7.824cm" svg:y2="15.111cm" svg:d="m4466 15110h1679v1h1679">
          <text:p/>
        </draw:connector>
        <draw:g draw:name="Group 11">
          <draw:line draw:name="Line 12" draw:style-name="gr35" draw:text-style-name="P2" draw:layer="layout" svg:x1="3cm" svg:y1="15.111cm" svg:x2="3.905cm" svg:y2="15.111cm">
            <text:p/>
          </draw:line>
          <draw:custom-shape draw:name="Oval 13" draw:style-name="gr59" draw:text-style-name="P3" draw:layer="layout" svg:width="0.413cm" svg:height="0.42cm" draw:transform="rotate (1.5707963267946) translate (3.904cm 15.3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35" draw:text-style-name="P2" draw:layer="layout" svg:x1="8.351cm" svg:y1="15.108cm" svg:x2="9.124cm" svg:y2="15.108cm">
            <text:p/>
          </draw:line>
          <draw:g draw:name="Group 18">
            <draw:custom-shape draw:name="Båge 19" draw:style-name="gr36" draw:text-style-name="P3" draw:layer="layout" svg:width="0.304cm" svg:height="0.305cm" svg:x="8.062cm" svg:y="15.095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8.366cm" svg:y="15.096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35" draw:text-style-name="P2" draw:layer="layout" svg:x1="9.549cm" svg:y1="5.962cm" svg:x2="8.644cm" svg:y2="5.962cm">
              <text:p/>
            </draw:line>
            <draw:custom-shape draw:name="Oval 13" draw:style-name="gr59" draw:text-style-name="P3" draw:layer="layout" svg:width="0.413cm" svg:height="0.42cm" draw:transform="rotate (1.5707963267946) translate (8.225cm 6.1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60" draw:text-style-name="P3" draw:layer="layout" svg:width="2.54cm" svg:height="3.175cm" svg:x="8.86cm" svg:y="3.8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1cm" svg:height="0.853cm" draw:transform="rotate (-1.57079632679579) translate (9.685cm 4.065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35" draw:text-style-name="P2" draw:layer="layout" svg:x1="3.889cm" svg:y1="6.03cm" svg:x2="3.116cm" svg:y2="6.03cm">
              <text:p/>
            </draw:line>
            <draw:g draw:name="Group 18">
              <draw:custom-shape draw:name="Båge 19" draw:style-name="gr36" draw:text-style-name="P3" draw:layer="layout" svg:width="0.304cm" svg:height="0.305cm" svg:x="3.874cm" svg:y="5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6" draw:text-style-name="P3" draw:layer="layout" svg:width="-0.304cm" svg:height="-0.305cm" svg:x="4.178cm" svg:y="6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60" draw:text-style-name="P3" draw:layer="layout" svg:width="2.541cm" svg:height="3.176cm" svg:x="1cm" svg:y="3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6" draw:text-style-name="P13" draw:layer="layout" svg:width="2.957cm" svg:height="0.853cm" draw:transform="rotate (1.5707963267946) translate (2.739cm 6.96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5.025cm" svg:y="3.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65" draw:text-style-name="P7" draw:layer="layout" svg:width="3.09cm" svg:height="2.289cm" svg:x="4.51cm" svg:y="3.3cm">
            <text:list text:style-name="L2">
              <text:list-item>
                <text:p text:style-name="P6"><text:span text:style-name="T2">Request</text:span></text:p>
              </text:list-item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onnector draw:name="Rak pil 2" draw:style-name="gr1" draw:text-style-name="P1" draw:layer="layout" svg:x1="4.5cm" svg:y1="6cm" svg:x2="8.04cm" svg:y2="6cm" svg:d="m4500 6000h3540">
            <text:p/>
          </draw:connector>
          <draw:connector draw:name="Rak pil 2" draw:style-name="gr9" draw:text-style-name="P1" draw:layer="layout" svg:x1="5.418cm" svg:y1="6.475cm" svg:x2="7.033cm" svg:y2="6.475cm" svg:d="m5418 6475h1615">
            <text:p/>
          </draw:connector>
        </draw:g>
        <draw:connector draw:name="Rak pil 2" draw:style-name="gr10" draw:text-style-name="P1" draw:layer="layout" svg:x1="18.4cm" svg:y1="5.9cm" svg:x2="21.94cm" svg:y2="5.9cm" svg:d="m18400 5900h3540">
          <text:p/>
        </draw:connector>
        <draw:g draw:name="Grupp 93">
          <draw:custom-shape draw:name="Dokument 85" draw:style-name="gr6" draw:text-style-name="P3" draw:layer="layout" svg:width="2.334cm" svg:height="2.057cm" svg:x="4.883cm" svg:y="7.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66" draw:text-style-name="P7" draw:layer="layout" svg:width="3.5cm" svg:height="2.289cm" svg:x="4.3cm" svg:y="7.1cm">
            <text:list text:style-name="L2">
              <text:list-item>
                <text:p text:style-name="P6"><text:span text:style-name="T2">Response</text:span></text:p>
              </text:list-item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35" draw:text-style-name="P2" draw:layer="layout" svg:x1="23.549cm" svg:y1="5.905cm" svg:x2="22.644cm" svg:y2="5.905cm">
              <text:p/>
            </draw:line>
            <draw:custom-shape draw:name="Oval 13" draw:style-name="gr59" draw:text-style-name="P3" draw:layer="layout" svg:width="0.413cm" svg:height="0.42cm" draw:transform="rotate (1.5707963267946) translate (22.225cm 6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60" draw:text-style-name="P3" draw:layer="layout" svg:width="2.54cm" svg:height="3.175cm" svg:x="22.86cm" svg:y="3.768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1cm" svg:height="0.853cm" draw:transform="rotate (-1.57079632679579) translate (23.685cm 4.00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35" draw:text-style-name="P2" draw:layer="layout" svg:x1="17.989cm" svg:y1="5.873cm" svg:x2="17.216cm" svg:y2="5.873cm">
              <text:p/>
            </draw:line>
            <draw:g draw:name="Group 18">
              <draw:custom-shape draw:name="Båge 19" draw:style-name="gr36" draw:text-style-name="P3" draw:layer="layout" svg:width="0.304cm" svg:height="0.305cm" svg:x="17.974cm" svg:y="5.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6" draw:text-style-name="P3" draw:layer="layout" svg:width="-0.304cm" svg:height="-0.305cm" svg:x="18.278cm" svg:y="6.17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60" draw:text-style-name="P3" draw:layer="layout" svg:width="2.541cm" svg:height="3.176cm" svg:x="15.1cm" svg:y="3.667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6" draw:text-style-name="P13" draw:layer="layout" svg:width="2.957cm" svg:height="0.853cm" draw:transform="rotate (1.5707963267946) translate (16.839cm 6.81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125cm" svg:y="3.14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67" draw:text-style-name="P7" draw:layer="layout" svg:width="3.09cm" svg:height="1.782cm" svg:x="18.61cm" svg:y="3.143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0" draw:text-style-name="P1" draw:layer="layout" svg:x1="4.3cm" svg:y1="13.368cm" svg:x2="7.84cm" svg:y2="13.368cm" svg:d="m4300 13368h3540">
          <text:p/>
        </draw:connector>
        <draw:g draw:name="Group 11">
          <draw:line draw:name="Line 12" draw:style-name="gr35" draw:text-style-name="P2" draw:layer="layout" svg:x1="9.449cm" svg:y1="13.373cm" svg:x2="8.544cm" svg:y2="13.373cm">
            <text:p/>
          </draw:line>
          <draw:custom-shape draw:name="Oval 13" draw:style-name="gr59" draw:text-style-name="P3" draw:layer="layout" svg:width="0.413cm" svg:height="0.42cm" draw:transform="rotate (1.5707963267946) translate (8.125cm 13.5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60" draw:text-style-name="P3" draw:layer="layout" svg:width="2.54cm" svg:height="3.175cm" svg:x="8.76cm" svg:y="12.5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9.585cm 12.77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35" draw:text-style-name="P2" draw:layer="layout" svg:x1="3.889cm" svg:y1="13.341cm" svg:x2="3.116cm" svg:y2="13.341cm">
            <text:p/>
          </draw:line>
          <draw:g draw:name="Group 18">
            <draw:custom-shape draw:name="Båge 19" draw:style-name="gr36" draw:text-style-name="P3" draw:layer="layout" svg:width="0.304cm" svg:height="0.305cm" svg:x="3.874cm" svg:y="13.0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4.178cm" svg:y="13.64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60" draw:text-style-name="P3" draw:layer="layout" svg:width="2.541cm" svg:height="3.176cm" svg:x="1cm" svg:y="12.435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2.739cm 15.57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upp 93">
          <draw:custom-shape draw:name="Dokument 85" draw:style-name="gr6" draw:text-style-name="P3" draw:layer="layout" svg:width="2.06cm" svg:height="2.057cm" svg:x="4.925cm" svg:y="10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68" draw:text-style-name="P7" draw:layer="layout" svg:width="3.09cm" svg:height="2.289cm" svg:x="4.41cm" svg:y="10.711cm">
            <text:list text:style-name="L2">
              <text:list-item>
                <text:p text:style-name="P6"><text:span text:style-name="T2">Request</text:span></text:p>
              </text:list-item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334cm" svg:height="2.057cm" svg:x="5.083cm" svg:y="15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69" draw:text-style-name="P7" draw:layer="layout" svg:width="3.5cm" svg:height="2.289cm" svg:x="4.5cm" svg:y="15.711cm">
            <text:list text:style-name="L2">
              <text:list-item>
                <text:p text:style-name="P6"><text:span text:style-name="T2">Response</text:span></text:p>
              </text:list-item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35" draw:text-style-name="P2" draw:layer="layout" svg:x1="24.324cm" svg:y1="11.137cm" svg:x2="23.419cm" svg:y2="11.137cm">
              <text:p/>
            </draw:line>
            <draw:custom-shape draw:name="Oval 13" draw:style-name="gr59" draw:text-style-name="P3" draw:layer="layout" svg:width="0.413cm" svg:height="0.42cm" draw:transform="rotate (1.5707963267946) translate (23cm 11.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60" draw:text-style-name="P3" draw:layer="layout" svg:width="2.54cm" svg:height="3.175cm" svg:x="23.635cm" svg:y="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1cm" svg:height="0.853cm" draw:transform="rotate (-1.57079632679579) translate (24.46cm 9.2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35" draw:text-style-name="P2" draw:layer="layout" svg:x1="18.389cm" svg:y1="15.03cm" svg:x2="17.616cm" svg:y2="15.03cm">
              <text:p/>
            </draw:line>
            <draw:g draw:name="Group 18">
              <draw:custom-shape draw:name="Båge 19" draw:style-name="gr36" draw:text-style-name="P3" draw:layer="layout" svg:width="0.304cm" svg:height="0.305cm" svg:x="18.374cm" svg:y="14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6" draw:text-style-name="P3" draw:layer="layout" svg:width="-0.304cm" svg:height="-0.305cm" svg:x="18.678cm" svg:y="15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60" draw:text-style-name="P3" draw:layer="layout" svg:width="2.541cm" svg:height="3.176cm" svg:x="15.5cm" svg:y="12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6" draw:text-style-name="P13" draw:layer="layout" svg:width="2.957cm" svg:height="0.853cm" draw:transform="rotate (1.5707963267946) translate (17.239cm 15.96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364cm" svg:y="10.3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70" draw:text-style-name="P7" draw:layer="layout" svg:width="3.09cm" svg:height="1.782cm" svg:x="18.849cm" svg:y="10.322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35" draw:text-style-name="P2" draw:layer="layout" svg:x1="24.324cm" svg:y1="19.037cm" svg:x2="23.419cm" svg:y2="19.037cm">
              <text:p/>
            </draw:line>
            <draw:custom-shape draw:name="Oval 13" draw:style-name="gr59" draw:text-style-name="P3" draw:layer="layout" svg:width="0.413cm" svg:height="0.42cm" draw:transform="rotate (1.5707963267946) translate (23cm 19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60" draw:text-style-name="P3" draw:layer="layout" svg:width="2.54cm" svg:height="3.175cm" svg:x="23.635cm" svg:y="16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1cm" svg:height="0.853cm" draw:transform="rotate (-1.57079632679579) translate (24.46cm 17.1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35" draw:text-style-name="P2" draw:layer="layout" svg:x1="24.324cm" svg:y1="15.037cm" svg:x2="23.419cm" svg:y2="15.037cm">
              <text:p/>
            </draw:line>
            <draw:custom-shape draw:name="Oval 13" draw:style-name="gr59" draw:text-style-name="P3" draw:layer="layout" svg:width="0.413cm" svg:height="0.42cm" draw:transform="rotate (1.5707963267946) translate (23cm 15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60" draw:text-style-name="P3" draw:layer="layout" svg:width="2.54cm" svg:height="3.175cm" svg:x="23.635cm" svg:y="12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1cm" svg:height="0.853cm" draw:transform="rotate (-1.57079632679579) translate (24.46cm 13.1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8cm" svg:y1="15.1cm" svg:x2="22.758cm" svg:y2="18.815cm">
          <text:p/>
        </draw:line>
        <draw:line draw:style-name="gr30" draw:text-style-name="P1" draw:layer="layout" svg:x1="18.8cm" svg:y1="15.015cm" svg:x2="22.758cm" svg:y2="11.3cm">
          <text:p/>
        </draw:line>
        <draw:connector draw:name="Rak pil 2" draw:style-name="gr10" draw:text-style-name="P1" draw:layer="layout" svg:x1="18.829cm" svg:y1="15.053cm" svg:x2="22.829cm" svg:y2="15.053cm" svg:d="m18829 15053h4000">
          <text:p/>
        </draw:connector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g draw:name="Group 11">
          <draw:line draw:name="Line 12" draw:style-name="gr2" draw:text-style-name="P2" draw:layer="layout" svg:x1="17.814cm" svg:y1="4.632cm" svg:x2="16.909cm" svg:y2="4.632cm">
            <text:p/>
          </draw:line>
          <draw:custom-shape draw:name="Oval 13" draw:style-name="gr11" draw:text-style-name="P3" draw:layer="layout" svg:width="0.413cm" svg:height="0.42cm" draw:transform="rotate (1.5707963267946) translate (16.49cm 4.8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35" draw:text-style-name="P2" draw:layer="layout" svg:x1="19.95cm" svg:y1="2.899cm" svg:x2="19.177cm" svg:y2="2.899cm">
            <text:p/>
          </draw:line>
          <draw:g draw:name="Group 18">
            <draw:custom-shape draw:name="Båge 19" draw:style-name="gr36" draw:text-style-name="P3" draw:layer="layout" svg:width="0.304cm" svg:height="0.305cm" svg:x="19.935cm" svg:y="2.59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20.239cm" svg:y="3.20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5cm" svg:y1="6.451cm" svg:x2="11.482cm" svg:y2="6.451cm">
            <text:p/>
          </draw:line>
          <draw:g draw:name="Group 18">
            <draw:custom-shape draw:name="Båge 19" draw:style-name="gr3" draw:text-style-name="P3" draw:layer="layout" svg:width="0.304cm" svg:height="0.305cm" svg:x="12.24cm" svg:y="6.14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4cm" svg:y="6.75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4cm" svg:y1="4.6cm" svg:x2="11.481cm" svg:y2="4.6cm">
            <text:p/>
          </draw:line>
          <draw:g draw:name="Group 18">
            <draw:custom-shape draw:name="Båge 19" draw:style-name="gr3" draw:text-style-name="P3" draw:layer="layout" svg:width="0.304cm" svg:height="0.305cm" svg:x="12.239cm" svg:y="4.29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3cm" svg:y="4.90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5.17cm" svg:y1="6.445cm" svg:x2="8.528cm" svg:y2="6.446cm" svg:d="m5170 6445h1679v1h1679">
          <text:p/>
        </draw:connector>
        <draw:g draw:name="Group 11">
          <draw:line draw:name="Line 12" draw:style-name="gr2" draw:text-style-name="P2" draw:layer="layout" svg:x1="3.704cm" svg:y1="6.446cm" svg:x2="4.609cm" svg:y2="6.446cm">
            <text:p/>
          </draw:line>
          <draw:custom-shape draw:name="Oval 13" draw:style-name="gr11" draw:text-style-name="P3" draw:layer="layout" svg:width="0.413cm" svg:height="0.42cm" draw:transform="rotate (1.5707963267946) translate (4.608cm 6.65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9.055cm" svg:y1="6.443cm" svg:x2="9.828cm" svg:y2="6.443cm">
            <text:p/>
          </draw:line>
          <draw:g draw:name="Group 18">
            <draw:custom-shape draw:name="Båge 19" draw:style-name="gr3" draw:text-style-name="P3" draw:layer="layout" svg:width="0.304cm" svg:height="0.305cm" svg:x="8.766cm" svg:y="6.43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9.07cm" svg:y="6.431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5.51cm" svg:y1="2.831cm" svg:x2="24.605cm" svg:y2="2.831cm">
              <text:p/>
            </draw:line>
            <draw:custom-shape draw:name="Oval 13" draw:style-name="gr11" draw:text-style-name="P3" draw:layer="layout" svg:width="0.413cm" svg:height="0.42cm" draw:transform="rotate (1.5707963267946) translate (24.186cm 3.0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4.821cm" svg:y="0.69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5.646cm 0.93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Rak pil 2" draw:style-name="gr1" draw:text-style-name="P1" draw:layer="layout" svg:x1="20.461cm" svg:y1="2.869cm" svg:x2="24.001cm" svg:y2="2.869cm" svg:d="m20461 2869h3540">
            <text:p/>
          </draw:connector>
          <draw:connector draw:name="Rak pil 2" draw:style-name="gr9" draw:text-style-name="P1" draw:layer="layout" svg:x1="21.379cm" svg:y1="3.344cm" svg:x2="22.994cm" svg:y2="3.344cm" svg:d="m21379 3344h1615">
            <text:p/>
          </draw:connector>
        </draw:g>
        <draw:connector draw:name="Rak pil 2" draw:style-name="gr10" draw:text-style-name="P1" draw:layer="layout" svg:x1="5.004cm" svg:y1="4.703cm" svg:x2="8.544cm" svg:y2="4.703cm" svg:d="m5004 4703h3540">
          <text:p/>
        </draw:connector>
        <draw:g draw:name="Group 11">
          <draw:line draw:name="Line 12" draw:style-name="gr2" draw:text-style-name="P2" draw:layer="layout" svg:x1="10.153cm" svg:y1="4.708cm" svg:x2="9.248cm" svg:y2="4.708cm">
            <text:p/>
          </draw:line>
          <draw:custom-shape draw:name="Oval 13" draw:style-name="gr11" draw:text-style-name="P3" draw:layer="layout" svg:width="0.413cm" svg:height="0.42cm" draw:transform="rotate (1.5707963267946) translate (8.829cm 4.9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3.87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0.289cm 4.21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4.676cm" svg:x2="3.82cm" svg:y2="4.676cm">
            <text:p/>
          </draw:line>
          <draw:g draw:name="Group 18">
            <draw:custom-shape draw:name="Båge 19" draw:style-name="gr3" draw:text-style-name="P3" draw:layer="layout" svg:width="0.304cm" svg:height="0.305cm" svg:x="4.578cm" svg:y="4.37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82cm" svg:y="4.98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3.77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443cm 6.91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35" draw:text-style-name="P2" draw:layer="layout" svg:x1="19.945cm" svg:y1="4.93cm" svg:x2="19.172cm" svg:y2="4.93cm">
            <text:p/>
          </draw:line>
          <draw:g draw:name="Group 18">
            <draw:custom-shape draw:name="Båge 19" draw:style-name="gr36" draw:text-style-name="P3" draw:layer="layout" svg:width="0.304cm" svg:height="0.305cm" svg:x="19.93cm" svg:y="4.62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20.234cm" svg:y="5.23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5.48cm" svg:y1="10.637cm" svg:x2="24.575cm" svg:y2="10.637cm">
              <text:p/>
            </draw:line>
            <draw:custom-shape draw:name="Oval 13" draw:style-name="gr11" draw:text-style-name="P3" draw:layer="layout" svg:width="0.413cm" svg:height="0.42cm" draw:transform="rotate (1.5707963267946) translate (24.156cm 10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4.791cm" svg:y="8.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5.616cm 8.7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5.48cm" svg:y1="6.637cm" svg:x2="24.575cm" svg:y2="6.637cm">
              <text:p/>
            </draw:line>
            <draw:custom-shape draw:name="Oval 13" draw:style-name="gr11" draw:text-style-name="P3" draw:layer="layout" svg:width="0.413cm" svg:height="0.42cm" draw:transform="rotate (1.5707963267946) translate (24.156cm 6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4.791cm" svg:y="4.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5.616cm 4.7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20.356cm" svg:y1="5cm" svg:x2="24.09cm" svg:y2="10.361cm">
          <text:p/>
        </draw:line>
        <draw:line draw:style-name="gr30" draw:text-style-name="P1" draw:layer="layout" svg:x1="20.356cm" svg:y1="4.915cm" svg:x2="23.942cm" svg:y2="6.402cm">
          <text:p/>
        </draw:line>
        <draw:connector draw:name="Rak pil 2" draw:style-name="gr10" draw:text-style-name="P1" draw:layer="layout" svg:x1="12.665cm" svg:y1="4.627cm" svg:x2="16.205cm" svg:y2="4.627cm" svg:d="m12665 4627h3540">
          <text:p/>
        </draw:connector>
        <draw:custom-shape draw:name="Rektangel 42" draw:style-name="gr4" draw:text-style-name="P3" draw:layer="layout" svg:width="2.54cm" svg:height="3.175cm" svg:x="17.125cm" svg:y="2.19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7.95cm 2.63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11.104cm 7.23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name="Rak pil 2" draw:style-name="gr10" draw:text-style-name="P1" draw:layer="layout" svg:x1="12.666cm" svg:y1="6.478cm" svg:x2="16.206cm" svg:y2="6.478cm" svg:d="m12666 6478h3540">
          <text:p/>
        </draw:connector>
        <draw:g draw:name="Group 11">
          <draw:line draw:name="Line 12" draw:style-name="gr2" draw:text-style-name="P2" draw:layer="layout" svg:x1="17.815cm" svg:y1="6.483cm" svg:x2="16.91cm" svg:y2="6.483cm">
            <text:p/>
          </draw:line>
          <draw:custom-shape draw:name="Oval 13" draw:style-name="gr11" draw:text-style-name="P3" draw:layer="layout" svg:width="0.413cm" svg:height="0.42cm" draw:transform="rotate (1.5707963267946) translate (16.491cm 6.6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126cm" svg:y="5.94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7.951cm 6.48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18.8cm 5.63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7" draw:text-style-name="P24" draw:layer="layout" svg:width="2.534cm" svg:height="0.891cm" svg:x="9.489cm" svg:y="3.785cm">
          <draw:text-box>
            <text:p text:style-name="P10"><text:span text:style-name="T6">&lt;&lt;IC&gt;&gt;</text:span></text:p>
          </draw:text-box>
        </draw:frame>
        <draw:frame draw:style-name="gr37" draw:text-style-name="P24" draw:layer="layout" svg:width="2.534cm" svg:height="0.891cm" svg:x="17.217cm" svg:y="2.24cm">
          <draw:text-box>
            <text:p text:style-name="P10"><text:span text:style-name="T6">&lt;&lt;IC&gt;&gt;</text:span></text:p>
          </draw:text-box>
        </draw:frame>
        <draw:frame draw:style-name="gr37" draw:text-style-name="P24" draw:layer="layout" svg:width="2.534cm" svg:height="0.891cm" svg:x="17.152cm" svg:y="5.951cm">
          <draw:text-box>
            <text:p text:style-name="P10"><text:span text:style-name="T6">&lt;&lt;IC&gt;&gt;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Linjeslut_20_1" draw:display-name="Linjeslut 1" svg:viewBox="0 0 1122 2243" svg:d="m0 2108v17 17l12 42 30 34 38 21 43 4 29-8 30-21 25-26 13-34 343-1532 339 1520 13 42 29 34 39 21 42 4 42-12 34-30 21-42v-39-12l-4 4-440-1998-9-42-25-39-38-25-43-8-42 8-38 25-26 39-8 42z"/>
    <draw:stroke-dash draw:name="Fint_20_streckad_20__28_ML_29_" draw:display-name="Fint streckad (ML)" draw:style="rect" draw:dots1="2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gnus Larsson</meta:initial-creator>
    <meta:creation-date>2011-02-05T09:07:04</meta:creation-date>
    <meta:editing-duration>P2DT21H48M9S</meta:editing-duration>
    <meta:editing-cycles>34</meta:editing-cycles>
    <dc:date>2011-03-20T18:05:38</dc:date>
    <dc:creator>Magnus Larsson</dc:creator>
    <meta:generator>OpenOffice.org/3.3$Unix OpenOffice.org_project/330m20$Build-9567</meta:generator>
    <meta:document-statistic meta:object-count="948"/>
  </office:meta>
</office:document-meta>
</file>